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bold" officeooo:rsid="00882b45" officeooo:paragraph-rsid="00882b45" style:font-weight-asian="bold" style:font-weight-complex="bold"/>
    </style:style>
    <style:style style:name="P40" style:family="paragraph" style:parent-style-name="Text_20_body">
      <style:text-properties fo:font-weight="bold" officeooo:rsid="008a4ac4" officeooo:paragraph-rsid="008a4ac4" style:font-weight-asian="bold" style:font-weight-complex="bold"/>
    </style:style>
    <style:style style:name="P41" style:family="paragraph" style:parent-style-name="Text_20_body">
      <style:text-properties fo:font-weight="normal" officeooo:paragraph-rsid="0011bbd4" style:font-weight-asian="normal" style:font-weight-complex="normal"/>
    </style:style>
    <style:style style:name="P42" style:family="paragraph" style:parent-style-name="Text_20_body">
      <style:text-properties officeooo:paragraph-rsid="002897e1"/>
    </style:style>
    <style:style style:name="P43"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4"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5"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7"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3"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54"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5"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6"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57" style:family="paragraph" style:parent-style-name="Text_20_body">
      <style:paragraph-properties fo:padding="0.049cm" fo:border="0.06pt solid #e5e7eb"/>
      <style:text-properties fo:font-weight="bold" officeooo:rsid="0083b10f" officeooo:paragraph-rsid="0083b10f" style:font-weight-asian="bold" style:font-weight-complex="bold" loext:padding="0.049cm" loext:border="0.06pt solid #e5e7eb"/>
    </style:style>
    <style:style style:name="P58" style:family="paragraph" style:parent-style-name="Text_20_body">
      <style:paragraph-properties fo:padding="0.049cm" fo:border="0.06pt solid #e5e7eb"/>
      <style:text-properties fo:font-weight="bold" officeooo:rsid="00858ff3" officeooo:paragraph-rsid="00858ff3" style:font-weight-asian="bold" style:font-weight-complex="bold" loext:padding="0.049cm" loext:border="0.06pt solid #e5e7eb"/>
    </style:style>
    <style:style style:name="P59" style:family="paragraph" style:parent-style-name="Text_20_body">
      <style:paragraph-properties fo:padding="0.049cm" fo:border="0.06pt solid #e5e7eb"/>
      <style:text-properties loext:padding="0.049cm" loext:border="0.06pt solid #e5e7eb"/>
    </style:style>
    <style:style style:name="P60" style:family="paragraph" style:parent-style-name="Text_20_body">
      <style:paragraph-properties fo:padding="0.049cm" fo:border="0.06pt solid #e5e7eb"/>
      <style:text-properties officeooo:paragraph-rsid="0056abb5" loext:padding="0.049cm" loext:border="0.06pt solid #e5e7eb"/>
    </style:style>
    <style:style style:name="P61"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62" style:family="paragraph" style:parent-style-name="Heading_20_3">
      <style:paragraph-properties fo:padding="0.049cm" fo:border="0.06pt solid #e5e7eb"/>
    </style:style>
    <style:style style:name="P63" style:family="paragraph" style:parent-style-name="Heading_20_3">
      <style:paragraph-properties fo:padding="0.049cm" fo:border="0.06pt solid #e5e7eb"/>
      <style:text-properties loext:padding="0.049cm" loext:border="0.06pt solid #e5e7eb"/>
    </style:style>
    <style:style style:name="P64" style:family="paragraph" style:parent-style-name="Heading_20_3">
      <style:paragraph-properties fo:padding="0.049cm" fo:border="0.06pt solid #e5e7eb"/>
      <style:text-properties officeooo:paragraph-rsid="0056abb5" loext:padding="0.049cm" loext:border="0.06pt solid #e5e7eb"/>
    </style:style>
    <style:style style:name="P65" style:family="paragraph" style:parent-style-name="Heading_20_3">
      <style:paragraph-properties fo:padding="0.049cm" fo:border="0.06pt solid #e5e7eb"/>
      <style:text-properties officeooo:paragraph-rsid="0056abb5"/>
    </style:style>
    <style:style style:name="P66"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7"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8"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9"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text-properties officeooo:paragraph-rsid="0011bbd4"/>
    </style:style>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text-properties officeooo:paragraph-rsid="002897e1"/>
    </style:style>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text-properties fo:font-weight="bold" officeooo:rsid="00135db6" officeooo:paragraph-rsid="004f3823" style:font-weight-asian="bold" style:font-weight-complex="bold"/>
    </style:style>
    <style:style style:name="P87" style:family="paragraph" style:parent-style-name="Text_20_body">
      <style:text-properties fo:font-weight="bold" officeooo:rsid="008f187b" officeooo:paragraph-rsid="008f187b" style:font-weight-asian="bold" style:font-weight-complex="bold"/>
    </style:style>
    <style:style style:name="P88" style:family="paragraph" style:parent-style-name="Text_20_body" style:list-style-name="L1">
      <style:paragraph-properties fo:margin-top="0cm" fo:margin-bottom="0cm" loext:contextual-spacing="false"/>
    </style:style>
    <style:style style:name="P89" style:family="paragraph" style:parent-style-name="Text_20_body" style:list-style-name="L1">
      <style:paragraph-properties fo:margin-top="0cm" fo:margin-bottom="0cm" loext:contextual-spacing="false"/>
      <style:text-properties officeooo:paragraph-rsid="00083ef9"/>
    </style:style>
    <style:style style:name="P90" style:family="paragraph" style:parent-style-name="Text_20_body" style:list-style-name="L2">
      <style:paragraph-properties fo:margin-top="0cm" fo:margin-bottom="0cm" loext:contextual-spacing="false"/>
    </style:style>
    <style:style style:name="P91" style:family="paragraph" style:parent-style-name="Text_20_body" style:list-style-name="L3">
      <style:paragraph-properties fo:margin-top="0cm" fo:margin-bottom="0cm" loext:contextual-spacing="false"/>
    </style:style>
    <style:style style:name="P92" style:family="paragraph" style:parent-style-name="Text_20_body" style:list-style-name="L4">
      <style:paragraph-properties fo:margin-top="0cm" fo:margin-bottom="0cm" loext:contextual-spacing="false"/>
    </style:style>
    <style:style style:name="P93" style:family="paragraph" style:parent-style-name="Text_20_body" style:list-style-name="L5">
      <style:paragraph-properties fo:margin-top="0cm" fo:margin-bottom="0cm" loext:contextual-spacing="false"/>
    </style:style>
    <style:style style:name="P94" style:family="paragraph" style:parent-style-name="Text_20_body" style:list-style-name="L6">
      <style:paragraph-properties fo:margin-top="0cm" fo:margin-bottom="0cm" loext:contextual-spacing="false"/>
    </style:style>
    <style:style style:name="P95" style:family="paragraph" style:parent-style-name="Text_20_body" style:list-style-name="L6">
      <style:paragraph-properties fo:margin-top="0cm" fo:margin-bottom="0cm" loext:contextual-spacing="false"/>
      <style:text-properties officeooo:paragraph-rsid="0011eac2"/>
    </style:style>
    <style:style style:name="P96" style:family="paragraph" style:parent-style-name="Text_20_body" style:list-style-name="L7">
      <style:paragraph-properties fo:margin-top="0cm" fo:margin-bottom="0cm" loext:contextual-spacing="false"/>
    </style:style>
    <style:style style:name="P97" style:family="paragraph" style:parent-style-name="Text_20_body" style:list-style-name="L7">
      <style:paragraph-properties fo:margin-top="0cm" fo:margin-bottom="0cm" loext:contextual-spacing="false"/>
      <style:text-properties officeooo:paragraph-rsid="00135db6"/>
    </style:style>
    <style:style style:name="P98" style:family="paragraph" style:parent-style-name="Text_20_body" style:list-style-name="L8">
      <style:paragraph-properties fo:margin-top="0cm" fo:margin-bottom="0cm" loext:contextual-spacing="false"/>
    </style:style>
    <style:style style:name="P99" style:family="paragraph" style:parent-style-name="Text_20_body" style:list-style-name="L9">
      <style:paragraph-properties fo:margin-top="0cm" fo:margin-bottom="0cm" loext:contextual-spacing="false"/>
    </style:style>
    <style:style style:name="P100" style:family="paragraph" style:parent-style-name="Text_20_body" style:list-style-name="L10">
      <style:paragraph-properties fo:margin-top="0cm" fo:margin-bottom="0cm" loext:contextual-spacing="false"/>
    </style:style>
    <style:style style:name="P101" style:family="paragraph" style:parent-style-name="Text_20_body" style:list-style-name="L11">
      <style:paragraph-properties fo:margin-top="0cm" fo:margin-bottom="0cm" loext:contextual-spacing="false"/>
    </style:style>
    <style:style style:name="P102" style:family="paragraph" style:parent-style-name="Text_20_body" style:list-style-name="L13">
      <style:paragraph-properties fo:margin-top="0cm" fo:margin-bottom="0cm" loext:contextual-spacing="false"/>
    </style:style>
    <style:style style:name="P103" style:family="paragraph" style:parent-style-name="Text_20_body" style:list-style-name="L14">
      <style:paragraph-properties fo:margin-top="0cm" fo:margin-bottom="0cm" loext:contextual-spacing="false"/>
    </style:style>
    <style:style style:name="P104" style:family="paragraph" style:parent-style-name="Text_20_body" style:list-style-name="L16">
      <style:paragraph-properties fo:margin-top="0cm" fo:margin-bottom="0cm" loext:contextual-spacing="false"/>
    </style:style>
    <style:style style:name="P105" style:family="paragraph" style:parent-style-name="Text_20_body" style:list-style-name="L17">
      <style:paragraph-properties fo:margin-top="0cm" fo:margin-bottom="0cm" loext:contextual-spacing="false" fo:padding="0cm" fo:border="none"/>
    </style:style>
    <style:style style:name="P106" style:family="paragraph" style:parent-style-name="Text_20_body" style:list-style-name="L18">
      <style:paragraph-properties fo:margin-top="0cm" fo:margin-bottom="0cm" loext:contextual-spacing="false" fo:padding="0cm" fo:border="none"/>
    </style:style>
    <style:style style:name="P107" style:family="paragraph" style:parent-style-name="Text_20_body" style:list-style-name="L19">
      <style:paragraph-properties fo:margin-top="0cm" fo:margin-bottom="0cm" loext:contextual-spacing="false" fo:padding="0cm" fo:border="none"/>
    </style:style>
    <style:style style:name="P108" style:family="paragraph" style:parent-style-name="Text_20_body" style:list-style-name="L19">
      <style:paragraph-properties fo:margin-top="0cm" fo:margin-bottom="0cm" loext:contextual-spacing="false" fo:padding="0cm" fo:border="none"/>
      <style:text-properties officeooo:paragraph-rsid="003c702f"/>
    </style:style>
    <style:style style:name="P109"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10"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11"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12" style:family="paragraph" style:parent-style-name="Text_20_body" style:list-style-name="L20">
      <style:paragraph-properties fo:margin-top="0cm" fo:margin-bottom="0cm" loext:contextual-spacing="false" fo:padding="0cm" fo:border="none"/>
    </style:style>
    <style:style style:name="P113" style:family="paragraph" style:parent-style-name="Text_20_body" style:list-style-name="L21">
      <style:paragraph-properties fo:margin-top="0cm" fo:margin-bottom="0cm" loext:contextual-spacing="false" fo:padding="0cm" fo:border="none"/>
    </style:style>
    <style:style style:name="P114" style:family="paragraph" style:parent-style-name="Text_20_body" style:list-style-name="L22">
      <style:paragraph-properties fo:margin-top="0cm" fo:margin-bottom="0cm" loext:contextual-spacing="false" fo:padding="0cm" fo:border="none"/>
    </style:style>
    <style:style style:name="P115" style:family="paragraph" style:parent-style-name="Text_20_body" style:list-style-name="L22">
      <style:paragraph-properties fo:margin-top="0cm" fo:margin-bottom="0cm" loext:contextual-spacing="false" fo:padding="0cm" fo:border="none"/>
      <style:text-properties officeooo:paragraph-rsid="00422cbe"/>
    </style:style>
    <style:style style:name="P116" style:family="paragraph" style:parent-style-name="Text_20_body" style:list-style-name="L23">
      <style:paragraph-properties fo:margin-top="0cm" fo:margin-bottom="0cm" loext:contextual-spacing="false" fo:padding="0cm" fo:border="none"/>
    </style:style>
    <style:style style:name="P117" style:family="paragraph" style:parent-style-name="Text_20_body" style:list-style-name="L24">
      <style:paragraph-properties fo:margin-top="0cm" fo:margin-bottom="0cm" loext:contextual-spacing="false" fo:padding="0cm" fo:border="none"/>
    </style:style>
    <style:style style:name="P118" style:family="paragraph" style:parent-style-name="Text_20_body" style:list-style-name="L24">
      <style:paragraph-properties fo:margin-top="0cm" fo:margin-bottom="0cm" loext:contextual-spacing="false" fo:padding="0cm" fo:border="none"/>
      <style:text-properties officeooo:paragraph-rsid="00481e70"/>
    </style:style>
    <style:style style:name="P119" style:family="paragraph" style:parent-style-name="Text_20_body" style:list-style-name="L25">
      <style:paragraph-properties fo:margin-top="0cm" fo:margin-bottom="0cm" loext:contextual-spacing="false" fo:padding="0.049cm" fo:border="0.06pt solid #e5e7eb"/>
    </style:style>
    <style:style style:name="P120"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21"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22"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23"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24"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25" style:family="paragraph" style:parent-style-name="Text_20_body" style:list-style-name="L27">
      <style:paragraph-properties fo:margin-top="0cm" fo:margin-bottom="0cm" loext:contextual-spacing="false" fo:padding="0.049cm" fo:border="0.06pt solid #e5e7eb"/>
    </style:style>
    <style:style style:name="P126" style:family="paragraph" style:parent-style-name="Text_20_body" style:list-style-name="L28">
      <style:paragraph-properties fo:margin-top="0cm" fo:margin-bottom="0cm" loext:contextual-spacing="false" fo:padding="0.049cm" fo:border="0.06pt solid #e5e7eb"/>
    </style:style>
    <style:style style:name="P127" style:family="paragraph" style:parent-style-name="Text_20_body" style:list-style-name="L29">
      <style:paragraph-properties fo:margin-top="0cm" fo:margin-bottom="0cm" loext:contextual-spacing="false" fo:padding="0.049cm" fo:border="0.06pt solid #e5e7eb"/>
    </style:style>
    <style:style style:name="P128"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9" style:family="paragraph" style:parent-style-name="Text_20_body" style:list-style-name="L30">
      <style:paragraph-properties fo:margin-top="0cm" fo:margin-bottom="0cm" loext:contextual-spacing="false" fo:padding="0.049cm" fo:border="0.06pt solid #e5e7eb"/>
    </style:style>
    <style:style style:name="P130" style:family="paragraph" style:parent-style-name="Text_20_body" style:list-style-name="L31">
      <style:paragraph-properties fo:margin-top="0cm" fo:margin-bottom="0cm" loext:contextual-spacing="false" fo:padding="0.049cm" fo:border="0.06pt solid #e5e7eb"/>
    </style:style>
    <style:style style:name="P131" style:family="paragraph" style:parent-style-name="Text_20_body" style:list-style-name="L32">
      <style:paragraph-properties fo:margin-top="0cm" fo:margin-bottom="0cm" loext:contextual-spacing="false" fo:padding="0.049cm" fo:border="0.06pt solid #e5e7eb"/>
    </style:style>
    <style:style style:name="P132" style:family="paragraph" style:parent-style-name="Text_20_body" style:list-style-name="L33">
      <style:paragraph-properties fo:margin-top="0cm" fo:margin-bottom="0cm" loext:contextual-spacing="false" fo:padding="0.049cm" fo:border="0.06pt solid #e5e7eb"/>
    </style:style>
    <style:style style:name="P133" style:family="paragraph" style:parent-style-name="Text_20_body" style:list-style-name="L34">
      <style:paragraph-properties fo:margin-top="0cm" fo:margin-bottom="0cm" loext:contextual-spacing="false" fo:padding="0.049cm" fo:border="0.06pt solid #e5e7eb"/>
    </style:style>
    <style:style style:name="P134" style:family="paragraph" style:parent-style-name="Text_20_body" style:list-style-name="L36">
      <style:paragraph-properties fo:margin-top="0cm" fo:margin-bottom="0cm" loext:contextual-spacing="false" fo:padding="0.049cm" fo:border="0.06pt solid #e5e7eb"/>
    </style:style>
    <style:style style:name="P135" style:family="paragraph" style:parent-style-name="Text_20_body" style:list-style-name="L37">
      <style:paragraph-properties fo:margin-top="0cm" fo:margin-bottom="0cm" loext:contextual-spacing="false" fo:padding="0.049cm" fo:border="0.06pt solid #e5e7eb"/>
    </style:style>
    <style:style style:name="P136" style:family="paragraph" style:parent-style-name="Text_20_body" style:list-style-name="L38">
      <style:paragraph-properties fo:margin-top="0cm" fo:margin-bottom="0cm" loext:contextual-spacing="false" fo:padding="0.049cm" fo:border="0.06pt solid #e5e7eb"/>
    </style:style>
    <style:style style:name="P137" style:family="paragraph" style:parent-style-name="Text_20_body" style:list-style-name="L39">
      <style:paragraph-properties fo:margin-top="0cm" fo:margin-bottom="0cm" loext:contextual-spacing="false" fo:padding="0.049cm" fo:border="0.06pt solid #e5e7eb"/>
    </style:style>
    <style:style style:name="P138"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9" style:family="paragraph" style:parent-style-name="Text_20_body" style:list-style-name="L40">
      <style:paragraph-properties fo:margin-top="0cm" fo:margin-bottom="0cm" loext:contextual-spacing="false" fo:padding="0.049cm" fo:border="0.06pt solid #e5e7eb"/>
    </style:style>
    <style:style style:name="P140" style:family="paragraph" style:parent-style-name="Text_20_body" style:list-style-name="L41">
      <style:paragraph-properties fo:margin-top="0cm" fo:margin-bottom="0cm" loext:contextual-spacing="false" fo:padding="0.049cm" fo:border="0.06pt solid #e5e7eb"/>
    </style:style>
    <style:style style:name="P141" style:family="paragraph" style:parent-style-name="Text_20_body" style:list-style-name="L42">
      <style:paragraph-properties fo:margin-top="0cm" fo:margin-bottom="0cm" loext:contextual-spacing="false" fo:padding="0.049cm" fo:border="0.06pt solid #e5e7eb"/>
    </style:style>
    <style:style style:name="P142" style:family="paragraph" style:parent-style-name="Text_20_body" style:list-style-name="L43">
      <style:paragraph-properties fo:margin-top="0cm" fo:margin-bottom="0cm" loext:contextual-spacing="false" fo:padding="0.049cm" fo:border="0.06pt solid #e5e7eb"/>
    </style:style>
    <style:style style:name="P143" style:family="paragraph" style:parent-style-name="Text_20_body" style:list-style-name="L44">
      <style:paragraph-properties fo:margin-top="0cm" fo:margin-bottom="0cm" loext:contextual-spacing="false" fo:padding="0.049cm" fo:border="0.06pt solid #e5e7eb"/>
    </style:style>
    <style:style style:name="P144"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45" style:family="paragraph" style:parent-style-name="Text_20_body" style:list-style-name="L45">
      <style:paragraph-properties fo:margin-top="0cm" fo:margin-bottom="0cm" loext:contextual-spacing="false" fo:padding="0.049cm" fo:border="0.06pt solid #e5e7eb"/>
    </style:style>
    <style:style style:name="P146" style:family="paragraph" style:parent-style-name="Text_20_body" style:list-style-name="L46">
      <style:paragraph-properties fo:margin-top="0cm" fo:margin-bottom="0cm" loext:contextual-spacing="false" fo:padding="0.049cm" fo:border="0.06pt solid #e5e7eb"/>
    </style:style>
    <style:style style:name="P147" style:family="paragraph" style:parent-style-name="Text_20_body" style:list-style-name="L47">
      <style:paragraph-properties fo:margin-top="0cm" fo:margin-bottom="0cm" loext:contextual-spacing="false" fo:padding="0.049cm" fo:border="0.06pt solid #e5e7eb"/>
    </style:style>
    <style:style style:name="P148" style:family="paragraph" style:parent-style-name="Text_20_body" style:list-style-name="L48">
      <style:paragraph-properties fo:margin-top="0cm" fo:margin-bottom="0cm" loext:contextual-spacing="false" fo:padding="0.049cm" fo:border="0.06pt solid #e5e7eb"/>
    </style:style>
    <style:style style:name="P149" style:family="paragraph" style:parent-style-name="Text_20_body" style:list-style-name="L49">
      <style:paragraph-properties fo:margin-top="0cm" fo:margin-bottom="0cm" loext:contextual-spacing="false" fo:padding="0.049cm" fo:border="0.06pt solid #e5e7eb"/>
    </style:style>
    <style:style style:name="P150" style:family="paragraph" style:parent-style-name="Text_20_body" style:list-style-name="L17">
      <style:paragraph-properties fo:padding="0cm" fo:border="none"/>
    </style:style>
    <style:style style:name="P151" style:family="paragraph" style:parent-style-name="Text_20_body" style:list-style-name="L18">
      <style:paragraph-properties fo:padding="0cm" fo:border="none"/>
    </style:style>
    <style:style style:name="P152" style:family="paragraph" style:parent-style-name="Text_20_body" style:list-style-name="L19">
      <style:paragraph-properties fo:padding="0cm" fo:border="none"/>
    </style:style>
    <style:style style:name="P153" style:family="paragraph" style:parent-style-name="Text_20_body" style:list-style-name="L20">
      <style:paragraph-properties fo:padding="0cm" fo:border="none"/>
    </style:style>
    <style:style style:name="P154" style:family="paragraph" style:parent-style-name="Text_20_body" style:list-style-name="L21">
      <style:paragraph-properties fo:padding="0cm" fo:border="none"/>
    </style:style>
    <style:style style:name="P155"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56" style:family="paragraph" style:parent-style-name="Text_20_body" style:list-style-name="L22">
      <style:paragraph-properties fo:padding="0cm" fo:border="none"/>
    </style:style>
    <style:style style:name="P157" style:family="paragraph" style:parent-style-name="Text_20_body" style:list-style-name="L23">
      <style:paragraph-properties fo:padding="0cm" fo:border="none"/>
    </style:style>
    <style:style style:name="P158" style:family="paragraph" style:parent-style-name="Text_20_body" style:list-style-name="L24">
      <style:paragraph-properties fo:padding="0cm" fo:border="none"/>
      <style:text-properties officeooo:paragraph-rsid="00481e70"/>
    </style:style>
    <style:style style:name="P159" style:family="paragraph" style:parent-style-name="Text_20_body" style:list-style-name="L25">
      <style:paragraph-properties fo:padding="0.049cm" fo:border="0.06pt solid #e5e7eb"/>
    </style:style>
    <style:style style:name="P160" style:family="paragraph" style:parent-style-name="Text_20_body" style:list-style-name="L26">
      <style:paragraph-properties fo:padding="0.049cm" fo:border="0.06pt solid #e5e7eb"/>
      <style:text-properties officeooo:paragraph-rsid="004f3823"/>
    </style:style>
    <style:style style:name="P161" style:family="paragraph" style:parent-style-name="Text_20_body" style:list-style-name="L27">
      <style:paragraph-properties fo:padding="0.049cm" fo:border="0.06pt solid #e5e7eb"/>
    </style:style>
    <style:style style:name="P162" style:family="paragraph" style:parent-style-name="Text_20_body" style:list-style-name="L28">
      <style:paragraph-properties fo:padding="0.049cm" fo:border="0.06pt solid #e5e7eb"/>
      <style:text-properties officeooo:paragraph-rsid="0056abb5"/>
    </style:style>
    <style:style style:name="P163" style:family="paragraph" style:parent-style-name="Text_20_body" style:list-style-name="L29">
      <style:paragraph-properties fo:padding="0.049cm" fo:border="0.06pt solid #e5e7eb"/>
    </style:style>
    <style:style style:name="P164"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65" style:family="paragraph" style:parent-style-name="Text_20_body" style:list-style-name="L30">
      <style:paragraph-properties fo:padding="0.049cm" fo:border="0.06pt solid #e5e7eb"/>
      <style:text-properties officeooo:paragraph-rsid="00593727"/>
    </style:style>
    <style:style style:name="P166" style:family="paragraph" style:parent-style-name="Text_20_body" style:list-style-name="L31">
      <style:paragraph-properties fo:padding="0.049cm" fo:border="0.06pt solid #e5e7eb"/>
      <style:text-properties officeooo:paragraph-rsid="005b0adb"/>
    </style:style>
    <style:style style:name="P167" style:family="paragraph" style:parent-style-name="Text_20_body" style:list-style-name="L32">
      <style:paragraph-properties fo:padding="0.049cm" fo:border="0.06pt solid #e5e7eb"/>
      <style:text-properties officeooo:paragraph-rsid="0062f67c"/>
    </style:style>
    <style:style style:name="P168" style:family="paragraph" style:parent-style-name="Text_20_body" style:list-style-name="L33">
      <style:paragraph-properties fo:padding="0.049cm" fo:border="0.06pt solid #e5e7eb"/>
    </style:style>
    <style:style style:name="P169" style:family="paragraph" style:parent-style-name="Text_20_body" style:list-style-name="L34">
      <style:paragraph-properties fo:padding="0.049cm" fo:border="0.06pt solid #e5e7eb"/>
    </style:style>
    <style:style style:name="P170" style:family="paragraph" style:parent-style-name="Text_20_body" style:list-style-name="L35">
      <style:paragraph-properties fo:padding="0.049cm" fo:border="0.06pt solid #e5e7eb"/>
    </style:style>
    <style:style style:name="P171" style:family="paragraph" style:parent-style-name="Text_20_body" style:list-style-name="L36">
      <style:paragraph-properties fo:padding="0.049cm" fo:border="0.06pt solid #e5e7eb"/>
    </style:style>
    <style:style style:name="P172" style:family="paragraph" style:parent-style-name="Text_20_body" style:list-style-name="L37">
      <style:paragraph-properties fo:padding="0.049cm" fo:border="0.06pt solid #e5e7eb"/>
    </style:style>
    <style:style style:name="P173" style:family="paragraph" style:parent-style-name="Text_20_body" style:list-style-name="L38">
      <style:paragraph-properties fo:padding="0.049cm" fo:border="0.06pt solid #e5e7eb"/>
    </style:style>
    <style:style style:name="P174" style:family="paragraph" style:parent-style-name="Text_20_body" style:list-style-name="L39">
      <style:paragraph-properties fo:padding="0.049cm" fo:border="0.06pt solid #e5e7eb"/>
    </style:style>
    <style:style style:name="P175" style:family="paragraph" style:parent-style-name="Text_20_body" style:list-style-name="L40">
      <style:paragraph-properties fo:padding="0.049cm" fo:border="0.06pt solid #e5e7eb"/>
    </style:style>
    <style:style style:name="P176" style:family="paragraph" style:parent-style-name="Text_20_body" style:list-style-name="L41">
      <style:paragraph-properties fo:padding="0.049cm" fo:border="0.06pt solid #e5e7eb"/>
    </style:style>
    <style:style style:name="P177" style:family="paragraph" style:parent-style-name="Text_20_body" style:list-style-name="L42">
      <style:paragraph-properties fo:padding="0.049cm" fo:border="0.06pt solid #e5e7eb"/>
    </style:style>
    <style:style style:name="P178" style:family="paragraph" style:parent-style-name="Text_20_body" style:list-style-name="L43">
      <style:paragraph-properties fo:padding="0.049cm" fo:border="0.06pt solid #e5e7eb"/>
    </style:style>
    <style:style style:name="P179" style:family="paragraph" style:parent-style-name="Text_20_body" style:list-style-name="L44">
      <style:paragraph-properties fo:padding="0.049cm" fo:border="0.06pt solid #e5e7eb"/>
    </style:style>
    <style:style style:name="P180" style:family="paragraph" style:parent-style-name="Text_20_body" style:list-style-name="L45">
      <style:paragraph-properties fo:padding="0.049cm" fo:border="0.06pt solid #e5e7eb"/>
    </style:style>
    <style:style style:name="P181" style:family="paragraph" style:parent-style-name="Text_20_body" style:list-style-name="L46">
      <style:paragraph-properties fo:padding="0.049cm" fo:border="0.06pt solid #e5e7eb"/>
    </style:style>
    <style:style style:name="P182" style:family="paragraph" style:parent-style-name="Text_20_body" style:list-style-name="L47">
      <style:paragraph-properties fo:padding="0.049cm" fo:border="0.06pt solid #e5e7eb"/>
    </style:style>
    <style:style style:name="P183" style:family="paragraph" style:parent-style-name="Text_20_body" style:list-style-name="L48">
      <style:paragraph-properties fo:padding="0.049cm" fo:border="0.06pt solid #e5e7eb"/>
    </style:style>
    <style:style style:name="P184" style:family="paragraph" style:parent-style-name="Text_20_body" style:list-style-name="L49">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fo:font-weight="bold" officeooo:rsid="0083b10f" style:font-weight-asian="bold" style:font-weight-complex="bold" loext:padding="0.049cm" loext:border="0.06pt solid #e5e7eb"/>
    </style:style>
    <style:style style:name="T85" style:family="text">
      <style:text-properties fo:font-weight="bold" officeooo:rsid="00858ff3" style:font-weight-asian="bold" style:font-weight-complex="bold" loext:padding="0.049cm" loext:border="0.06pt solid #e5e7eb"/>
    </style:style>
    <style:style style:name="T86" style:family="text">
      <style:text-properties fo:font-weight="bold" officeooo:rsid="00882b45" style:font-weight-asian="bold" style:font-weight-complex="bold" loext:padding="0.049cm" loext:border="0.06pt solid #e5e7eb"/>
    </style:style>
    <style:style style:name="T87" style:family="text">
      <style:text-properties fo:font-weight="bold" officeooo:rsid="008a4ac4" style:font-weight-asian="bold" style:font-weight-complex="bold" loext:padding="0.049cm" loext:border="0.06pt solid #e5e7eb"/>
    </style:style>
    <style:style style:name="T88" style:family="text">
      <style:text-properties fo:font-weight="bold" officeooo:rsid="008c3100" style:font-weight-asian="bold" style:font-weight-complex="bold" loext:padding="0.049cm" loext:border="0.06pt solid #e5e7eb"/>
    </style:style>
    <style:style style:name="T89" style:family="text">
      <style:text-properties fo:font-weight="bold" officeooo:rsid="008da899" style:font-weight-asian="bold" style:font-weight-complex="bold" loext:padding="0.049cm" loext:border="0.06pt solid #e5e7eb"/>
    </style:style>
    <style:style style:name="T90" style:family="text">
      <style:text-properties fo:font-weight="bold" officeooo:rsid="008f187b" style:font-weight-asian="bold" style:font-weight-complex="bold" loext:padding="0.049cm" loext:border="0.06pt solid #e5e7eb"/>
    </style:style>
    <style:style style:name="T91" style:family="text">
      <style:text-properties officeooo:rsid="0022baa6"/>
    </style:style>
    <style:style style:name="T92" style:family="text">
      <style:text-properties officeooo:rsid="00239dc6"/>
    </style:style>
    <style:style style:name="T93" style:family="text">
      <style:text-properties officeooo:rsid="0024d07a"/>
    </style:style>
    <style:style style:name="T94" style:family="text">
      <style:text-properties loext:padding="0.049cm" loext:border="0.06pt solid #e5e7eb"/>
    </style:style>
    <style:style style:name="T95" style:family="text">
      <style:text-properties officeooo:rsid="003572ee" loext:padding="0.049cm" loext:border="0.06pt solid #e5e7eb"/>
    </style:style>
    <style:style style:name="T96" style:family="text">
      <style:text-properties style:text-line-through-style="none" style:text-line-through-type="none" fo:font-weight="bold" officeooo:rsid="003b37f4" style:font-weight-asian="bold" style:font-weight-complex="bold" loext:padding="0.049cm" loext:border="0.06pt solid #e5e7eb"/>
    </style:style>
    <style:style style:name="T97" style:family="text">
      <style:text-properties officeooo:rsid="003c702f" loext:padding="0.049cm" loext:border="0.06pt solid #e5e7eb"/>
    </style:style>
    <style:style style:name="T98" style:family="text">
      <style:text-properties officeooo:rsid="0056abb5" loext:padding="0.049cm" loext:border="0.06pt solid #e5e7eb"/>
    </style:style>
    <style:style style:name="T99"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100" style:family="text">
      <style:text-properties officeooo:rsid="005b0adb" loext:padding="0.049cm" loext:border="0.06pt solid #e5e7eb"/>
    </style:style>
    <style:style style:name="T101"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102" style:family="text">
      <style:text-properties officeooo:rsid="0066513a" loext:padding="0.049cm" loext:border="0.06pt solid #e5e7eb"/>
    </style:style>
    <style:style style:name="T103" style:family="text">
      <style:text-properties officeooo:rsid="00697404" loext:padding="0.049cm" loext:border="0.06pt solid #e5e7eb"/>
    </style:style>
    <style:style style:name="T104" style:family="text">
      <style:text-properties officeooo:rsid="0069e2a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Introduction to Command Terminal</text:p>
      <text:list xml:id="list3241339736" text:style-name="L1">
        <text:list-item>
          <text:p text:style-name="P89">What is the command line? <text:span text:style-name="T2">Use to command computer</text:span></text:p>
        </text:list-item>
        <text:list-item>
          <text:p text:style-name="P88">How do you open the command line on your computer? <text:span text:style-name="T2">ctrl+alt+t</text:span></text:p>
        </text:list-item>
        <text:list-item>
          <text:p text:style-name="P89">How can you navigate to a particular directory? <text:span text:style-name="T2">cd &lt;name of directory&gt;</text:span></text:p>
        </text:list-item>
        <text:list-item>
          <text:p text:style-name="P88">Where will <text:span text:style-name="Source_20_Text">cd</text:span> on its own navigate you to? <text:span text:style-name="T3">To home directory</text:span></text:p>
        </text:list-item>
        <text:list-item>
          <text:p text:style-name="P88">Where will <text:span text:style-name="Source_20_Text">cd ..</text:span> navigate you to? <text:span text:style-name="T3">One directory up</text:span></text:p>
        </text:list-item>
        <text:list-item>
          <text:p text:style-name="P88">How do you display the name of the directory you are currently in? <text:span text:style-name="T3">Use </text:span><text:span text:style-name="T5">pwd</text:span></text:p>
        </text:list-item>
        <text:list-item>
          <text:p text:style-name="P88">How do you display the contents of the directory you are currently in? <text:span text:style-name="T3">Use ls -</text:span><text:span text:style-name="T4">a</text:span></text:p>
        </text:list-item>
        <text:list-item>
          <text:p text:style-name="P88">How do you create a new directory? <text:span text:style-name="T3">Type “mkdir &lt;directory name&gt;”</text:span></text:p>
        </text:list-item>
        <text:list-item>
          <text:p text:style-name="P88">How do you create a new file? <text:span text:style-name="T3">Type “touch &lt;filename&gt;”</text:span></text:p>
        </text:list-item>
        <text:list-item>
          <text:p text:style-name="P88">How do you destroy a directory or file? <text:span text:style-name="T3">Type “rm -r &lt;directory&gt;”</text:span></text:p>
        </text:list-item>
        <text:list-item>
          <text:p text:style-name="P70">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3937844721" text:style-name="L2">
        <text:list-item>
          <text:p text:style-name="P90"><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90"><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90"><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90"><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90"><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71"><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4198491963" text:style-name="L3">
        <text:list-item>
          <text:p text:style-name="P91"><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91"><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91"><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91"><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91"><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91"><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91"><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91"><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91"><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91"><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72"><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2793328127" text:style-name="L4">
        <text:list-item>
          <text:p text:style-name="P92"><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92"><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73"><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740974619" text:style-name="L5">
        <text:list-item>
          <text:p text:style-name="P93"><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74"><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41"/>
      <text:p text:style-name="P7">HTML Boilerplate</text:p>
      <text:list xml:id="list3779615354" text:style-name="L6">
        <text:list-item>
          <text:p text:style-name="P95"><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94"><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94"><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75"><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1801555823" text:style-name="L7">
        <text:list-item>
          <text:p text:style-name="P96"><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97"><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96"><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96"><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96"><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96"><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96"><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6"><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1090552381" text:style-name="L8">
        <text:list-item>
          <text:p text:style-name="P98"><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8"><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7"><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4019725914" text:style-name="L9">
        <text:list-item>
          <text:p text:style-name="P99"><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9"><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9"><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9"><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9"><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9"><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9"><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8"><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4289913743" text:style-name="L10">
        <text:list-item>
          <text:p text:style-name="P100"><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100"><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100"><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100"><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100"><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9"><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3857624985" text:style-name="L11">
        <text:list-item>
          <text:p text:style-name="P101"><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101"><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80"><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3375218340" text:style-name="L12">
        <text:list-item>
          <text:p text:style-name="P81"><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81"><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81"><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8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8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91">I would use padding.</text:span></text:p>
        </text:list-item>
        <text:list-item>
          <text:p text:style-name="P8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91">B</text:span>lock and Inline</text:p>
      <text:list xml:id="list3781434532" text:style-name="L13">
        <text:list-item>
          <text:p text:style-name="P102"><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102"><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92"> </text:span><text:span text:style-name="T23">But if you use “inline-block” both horizontal and vertical margin, border, padding gets respected.</text:span></text:p>
        </text:list-item>
        <text:list-item>
          <text:p text:style-name="P102"><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102"><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102"><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82"><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92">I</text:span>ntroduction to Flexbox</text:p>
      <text:list xml:id="list3751131785" text:style-name="L14">
        <text:list-item>
          <text:p text:style-name="P103"><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93"> </text:span><text:span text:style-name="T26">Like parent-child relationship or nesting.</text:span></text:p>
        </text:list-item>
        <text:list-item>
          <text:p text:style-name="P83"><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2"/>
      <text:p text:style-name="P21">Growing and Shrinking</text:p>
      <text:list xml:id="list3096634107" text:style-name="L15">
        <text:list-item>
          <text:p text:style-name="P84"><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2"/>
      <text:p text:style-name="P22">Axes</text:p>
      <text:list xml:id="list765064037" text:style-name="L16">
        <text:list-item>
          <text:p text:style-name="P104"><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104"><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104"><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85"><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2"/>
      <text:p text:style-name="P24">Alignment</text:p>
      <text:list xml:id="list1759848155" text:style-name="L17">
        <text:list-item>
          <text:p text:style-name="P105"><text:a xlink:type="simple" xlink:href="https://developer.mozilla.org/en-US/docs/Web/CSS/CSS_Flexible_Box_Layout/Aligning_Items_in_a_Flex_Container" office:target-frame-name="_blank" xlink:show="new" text:style-name="Internet_20_link" text:visited-style-name="Visited_20_Internet_20_Link"><text:span text:style-name="T94">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4">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4">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4">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4">?</text:span></text:a><text:span text:style-name="T94"> </text:span><text:span text:style-name="T29">Justify-content moves the content along the main axis. Align-items moves the content along the cross-axis.</text:span></text:p>
        </text:list-item>
        <text:list-item>
          <text:p text:style-name="P105"><text:a xlink:type="simple" xlink:href="https://developer.mozilla.org/en-US/docs/Web/CSS/CSS_Flexible_Box_Layout/Aligning_Items_in_a_Flex_Container" office:target-frame-name="_blank" xlink:show="new" text:style-name="Internet_20_link" text:visited-style-name="Visited_20_Internet_20_Link"><text:span text:style-name="T94">How do you use flexbox to completely center a div inside a flex container?</text:span></text:a><text:span text:style-name="T94"> </text:span><text:span text:style-name="T29">Use justify-content: center; and align-items; center;</text:span></text:p>
        </text:list-item>
        <text:list-item>
          <text:p text:style-name="P150"><text:a xlink:type="simple" xlink:href="https://css-tricks.com/snippets/css/a-guide-to-flexbox/" office:target-frame-name="_blank" xlink:show="new" text:style-name="Internet_20_link" text:visited-style-name="Visited_20_Internet_20_Link"><text:span text:style-name="T94">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94">justify-content: space-between</text:span></text:span></text:a><text:a xlink:type="simple" xlink:href="https://css-tricks.com/snippets/css/a-guide-to-flexbox/" office:target-frame-name="_blank" xlink:show="new" text:style-name="Internet_20_link" text:visited-style-name="Visited_20_Internet_20_Link"><text:span text:style-name="T94"> and </text:span></text:a><text:a xlink:type="simple" xlink:href="https://css-tricks.com/snippets/css/a-guide-to-flexbox/" office:target-frame-name="_blank" xlink:show="new" text:style-name="Internet_20_link" text:visited-style-name="Visited_20_Internet_20_Link"><text:span text:style-name="Source_20_Text"><text:span text:style-name="T94">justify-content: space-around</text:span></text:span></text:a><text:a xlink:type="simple" xlink:href="https://css-tricks.com/snippets/css/a-guide-to-flexbox/" office:target-frame-name="_blank" xlink:show="new" text:style-name="Internet_20_link" text:visited-style-name="Visited_20_Internet_20_Link"><text:span text:style-name="T94">?</text:span></text:a><text:span text:style-name="T94"> </text:span><text:span text:style-name="T29">Space-between have no space between the edge and the content while around have.</text:span></text:p>
        </text:list-item>
      </text:list>
      <text:p text:style-name="P16"/>
      <text:p text:style-name="P46">Javascript Fundamentals Part 1</text:p>
      <text:list xml:id="list2708812100" text:style-name="L18">
        <text:list-item>
          <text:p text:style-name="P106"><text:a xlink:type="simple" xlink:href="https://www.theodinproject.com/paths/foundations/courses/foundations/lessons/fundamentals-part-1#variable-declaration" text:style-name="Internet_20_link" text:visited-style-name="Visited_20_Internet_20_Link"><text:span text:style-name="T94">Name the three ways to declare a variable</text:span></text:a><text:span text:style-name="T94">? </text:span><text:span text:style-name="T30">var, let, const</text:span></text:p>
        </text:list-item>
        <text:list-item>
          <text:p text:style-name="P106"><text:a xlink:type="simple" xlink:href="https://www.theodinproject.com/paths/foundations/courses/foundations/lessons/fundamentals-part-1#avoid-var" text:style-name="Internet_20_link" text:visited-style-name="Visited_20_Internet_20_Link"><text:span text:style-name="T94">Which of the three variable declarations should you avoid and why?</text:span></text:a><text:span text:style-name="T94"> </text:span><text:span text:style-name="T30">Var because it’s old.</text:span></text:p>
        </text:list-item>
        <text:list-item>
          <text:p text:style-name="P106"><text:soft-page-break/><text:a xlink:type="simple" xlink:href="https://javascript.info/variables#variable-naming" office:target-frame-name="_blank" xlink:show="new" text:style-name="Internet_20_link" text:visited-style-name="Visited_20_Internet_20_Link"><text:span text:style-name="T94">What rules should you follow when naming variables?</text:span></text:a><text:span text:style-name="T94"> </text:span><text:span text:style-name="T30">Letters, numbers, $, _ only. Numbers not allowed at the start. Also its better like this newUser.</text:span></text:p>
        </text:list-item>
        <text:list-item>
          <text:p text:style-name="P106"><text:a xlink:type="simple" xlink:href="https://javascript.info/operators#string-concatenation-with-binary" office:target-frame-name="_blank" xlink:show="new" text:style-name="Internet_20_link" text:visited-style-name="Visited_20_Internet_20_Link"><text:span text:style-name="T94">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94">+</text:span></text:span></text:a><text:a xlink:type="simple" xlink:href="https://javascript.info/operators#string-concatenation-with-binary" office:target-frame-name="_blank" xlink:show="new" text:style-name="Internet_20_link" text:visited-style-name="Visited_20_Internet_20_Link"><text:span text:style-name="T94"> operator with numbers and strings?</text:span></text:a><text:span text:style-name="T94"> </text:span><text:span text:style-name="T30">Strings + number = strings. Number + number = number. Strings + string = string. Number + number + string = numberstring. String + number + number = string.</text:span></text:p>
        </text:list-item>
        <text:list-item>
          <text:p text:style-name="P106"><text:a xlink:type="simple" xlink:href="https://javascript.info/operators#remainder" office:target-frame-name="_blank" xlink:show="new" text:style-name="Internet_20_link" text:visited-style-name="Visited_20_Internet_20_Link"><text:span text:style-name="T94">How does the </text:span></text:a><text:a xlink:type="simple" xlink:href="https://javascript.info/operators#remainder" office:target-frame-name="_blank" xlink:show="new" text:style-name="Internet_20_link" text:visited-style-name="Visited_20_Internet_20_Link"><text:span text:style-name="Source_20_Text"><text:span text:style-name="T94">%</text:span></text:span></text:a><text:a xlink:type="simple" xlink:href="https://javascript.info/operators#remainder" office:target-frame-name="_blank" xlink:show="new" text:style-name="Internet_20_link" text:visited-style-name="Visited_20_Internet_20_Link"><text:span text:style-name="T94"> operator work?</text:span></text:a><text:span text:style-name="T94"> </text:span><text:span text:style-name="T32">It returns the remainder of the division between two operands. Example: 5%2 = 1</text:span></text:p>
        </text:list-item>
        <text:list-item>
          <text:p text:style-name="P106"><text:a xlink:type="simple" xlink:href="https://www.w3schools.com/js/js_numbers.asp" office:target-frame-name="_blank" xlink:show="new" text:style-name="Internet_20_link" text:visited-style-name="Visited_20_Internet_20_Link"><text:span text:style-name="T94">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94">==</text:span></text:span></text:a><text:a xlink:type="simple" xlink:href="https://www.w3schools.com/js/js_numbers.asp" office:target-frame-name="_blank" xlink:show="new" text:style-name="Internet_20_link" text:visited-style-name="Visited_20_Internet_20_Link"><text:span text:style-name="T94"> and </text:span></text:a><text:a xlink:type="simple" xlink:href="https://www.w3schools.com/js/js_numbers.asp" office:target-frame-name="_blank" xlink:show="new" text:style-name="Internet_20_link" text:visited-style-name="Visited_20_Internet_20_Link"><text:span text:style-name="Source_20_Text"><text:span text:style-name="T94">===</text:span></text:span></text:a><text:a xlink:type="simple" xlink:href="https://www.w3schools.com/js/js_numbers.asp" office:target-frame-name="_blank" xlink:show="new" text:style-name="Internet_20_link" text:visited-style-name="Visited_20_Internet_20_Link"><text:span text:style-name="T94">.</text:span></text:a><text:span text:style-name="T31"> </text:span><text:span text:style-name="T32">=== is far more stricter than ==. Advisable to always use ===.</text:span></text:p>
        </text:list-item>
        <text:list-item>
          <text:p text:style-name="P106"><text:a xlink:type="simple" xlink:href="https://www.w3schools.com/js/js_numbers.asp" office:target-frame-name="_blank" xlink:show="new" text:style-name="Internet_20_link" text:visited-style-name="Visited_20_Internet_20_Link"><text:span text:style-name="T94">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94">NaN</text:span></text:span></text:a><text:a xlink:type="simple" xlink:href="https://www.w3schools.com/js/js_numbers.asp" office:target-frame-name="_blank" xlink:show="new" text:style-name="Internet_20_link" text:visited-style-name="Visited_20_Internet_20_Link"><text:span text:style-name="T94"> result?</text:span></text:a><text:span text:style-name="T94"> </text:span><text:span text:style-name="T33">When you use a string in arithmetic.</text:span></text:p>
        </text:list-item>
        <text:list-item>
          <text:p text:style-name="P106"><text:a xlink:type="simple" xlink:href="https://javascript.info/operators#increment-decrement" office:target-frame-name="_blank" xlink:show="new" text:style-name="Internet_20_link" text:visited-style-name="Visited_20_Internet_20_Link"><text:span text:style-name="T94">How do you increment and decrement a number?</text:span></text:a><text:span text:style-name="T94"> </text:span><text:span text:style-name="T33">Using ++ &amp; --. Example a++;</text:span></text:p>
        </text:list-item>
        <text:list-item>
          <text:p text:style-name="P106"><text:a xlink:type="simple" xlink:href="https://javascript.info/operators#increment-decrement" office:target-frame-name="_blank" xlink:show="new" text:style-name="Internet_20_link" text:visited-style-name="Visited_20_Internet_20_Link"><text:span text:style-name="T94">Explain the difference between prefixing and post-fixing increment/decrement operators.</text:span></text:a><text:span text:style-name="T95"> </text:span><text:span text:style-name="T33">Prefixing returns the new value. Postfixing returns the old value.</text:span></text:p>
        </text:list-item>
        <text:list-item>
          <text:p text:style-name="P106"><text:a xlink:type="simple" xlink:href="https://javascript.info/operators#operator-precedence" office:target-frame-name="_blank" xlink:show="new" text:style-name="Internet_20_link" text:visited-style-name="Visited_20_Internet_20_Link"><text:span text:style-name="T94">What is operator precedence and how is it handled in JS?</text:span></text:a><text:span text:style-name="T94"> </text:span><text:span text:style-name="T33">It is the priority list of what command, operator, or symbol will be executed first.</text:span></text:p>
        </text:list-item>
        <text:list-item>
          <text:p text:style-name="P106"><text:a xlink:type="simple" xlink:href="https://www.theodinproject.com/paths/foundations/courses/foundations/lessons/fundamentals-part-1#access-devTools-console" text:style-name="Internet_20_link" text:visited-style-name="Visited_20_Internet_20_Link"><text:span text:style-name="T94">How do you access developer tools and the console?</text:span></text:a><text:span text:style-name="T94"> </text:span><text:span text:style-name="T33">Inspect Element then console tab.</text:span></text:p>
        </text:list-item>
        <text:list-item>
          <text:p text:style-name="P106"><text:a xlink:type="simple" xlink:href="https://www.theodinproject.com/paths/foundations/courses/foundations/lessons/fundamentals-part-1#console-log" text:style-name="Internet_20_link" text:visited-style-name="Visited_20_Internet_20_Link"><text:span text:style-name="T94">How do you log information to the console?</text:span></text:a><text:span text:style-name="T94"> </text:span><text:span text:style-name="T33">Console.log() or just type it in directly in the console.</text:span></text:p>
        </text:list-item>
        <text:list-item>
          <text:p text:style-name="P151"><text:a xlink:type="simple" xlink:href="https://javascript.info/operators#numeric-conversion-unary" office:target-frame-name="_blank" xlink:show="new" text:style-name="Internet_20_link" text:visited-style-name="Visited_20_Internet_20_Link"><text:span text:style-name="T94">What does unary plus operator do to string representations of integers?</text:span></text:a><text:span text:style-name="T94"> </text:span><text:span text:style-name="T33">It is the shorthand for Number(). It converts the string into numbers if they have the equivalent.</text:span></text:p>
        </text:list-item>
      </text:list>
      <text:p text:style-name="Text_20_body"/>
      <text:p text:style-name="P25">Javascript Fundamentals Part 2</text:p>
      <text:list xml:id="list1598572950" text:style-name="L19">
        <text:list-item>
          <text:p text:style-name="P107"><text:a xlink:type="simple" xlink:href="https://javascript.info/types#summary" office:target-frame-name="_blank" xlink:show="new" text:style-name="Internet_20_link" text:visited-style-name="Visited_20_Internet_20_Link"><text:span text:style-name="T94">What are the eight data types in JavaScript?</text:span></text:a><text:span text:style-name="T94"> </text:span><text:span text:style-name="T34">Number, bigint, string, boolean, null, undefined, object, &amp; symbols.</text:span></text:p>
        </text:list-item>
        <text:list-item>
          <text:p text:style-name="P107"><text:a xlink:type="simple" xlink:href="https://javascript.info/types#objects-and-symbols" office:target-frame-name="_blank" xlink:show="new" text:style-name="Internet_20_link" text:visited-style-name="Visited_20_Internet_20_Link"><text:span text:style-name="T94">Which data type is NOT primitive?</text:span></text:a><text:span text:style-name="T94"> </text:span><text:span text:style-name="T34">Object because all other data types contain only a single thing while object compose of many different.</text:span></text:p>
        </text:list-item>
        <text:list-item>
          <text:p text:style-name="P107"><text:a xlink:type="simple" xlink:href="https://javascript.info/types#the-null-value" office:target-frame-name="_blank" xlink:show="new" text:style-name="Internet_20_link" text:visited-style-name="Visited_20_Internet_20_Link"><text:span text:style-name="T94">What is the relationship between null and undefined?</text:span></text:a><text:span text:style-name="T94"> </text:span><text:span text:style-name="T34">Null contains unknown value while undefined contains unassigned values. Null – “nothing”; Undefined – “value is not assigned”.</text:span></text:p>
        </text:list-item>
        <text:list-item>
          <text:p text:style-name="P107"><text:a xlink:type="simple" xlink:href="https://developer.mozilla.org/en-US/docs/Learn/JavaScript/First_steps/Strings#single_quotes_vs._double_quotes" office:target-frame-name="_blank" xlink:show="new" text:style-name="Internet_20_link" text:visited-style-name="Visited_20_Internet_20_Link"><text:span text:style-name="T94">What is the difference between single, double, and backtick quotes for strings?</text:span></text:a><text:span text:style-name="T94"> </text:span><text:span text:style-name="T31">‘’ </text:span><text:span text:style-name="T35">&amp; “” are the same while `&lt;--string--&gt;` allows <text:s/>the use of ${variable} to make it easier concatenating.</text:span></text:p>
        </text:list-item>
        <text:list-item>
          <text:p text:style-name="P107"><text:a xlink:type="simple" xlink:href="https://developer.mozilla.org/en-US/docs/Learn/JavaScript/First_steps/Strings#concatenating_strings" office:target-frame-name="_blank" xlink:show="new" text:style-name="Internet_20_link" text:visited-style-name="Visited_20_Internet_20_Link"><text:span text:style-name="T94">What is the term for embedding variables/expressions in a string?</text:span></text:a><text:span text:style-name="T94"> </text:span><text:span text:style-name="T35">Template literal and it is shown like this ` sample string ${variable}`.</text:span></text:p>
        </text:list-item>
        <text:list-item>
          <text:p text:style-name="P107"><text:a xlink:type="simple" xlink:href="https://developer.mozilla.org/en-US/docs/Learn/JavaScript/First_steps/Strings#concatenating_strings" office:target-frame-name="_blank" xlink:show="new" text:style-name="Internet_20_link" text:visited-style-name="Visited_20_Internet_20_Link"><text:span text:style-name="T94">Which type of quote lets you embed variables/expressions in a string?</text:span></text:a><text:span text:style-name="T94"> </text:span><text:span text:style-name="T35">Backtick quotes (` `).</text:span></text:p>
        </text:list-item>
        <text:list-item>
          <text:p text:style-name="P107"><text:soft-page-break/><text:a xlink:type="simple" xlink:href="https://developer.mozilla.org/en-US/docs/Learn/JavaScript/First_steps/Strings#concatenating_strings" office:target-frame-name="_blank" xlink:show="new" text:style-name="Internet_20_link" text:visited-style-name="Visited_20_Internet_20_Link"><text:span text:style-name="T94">How do you embed variables/expressions in a string?</text:span></text:a><text:span text:style-name="T94"> </text:span><text:span text:style-name="T35">`sample string ${variables/expressions}`</text:span></text:p>
        </text:list-item>
        <text:list-item>
          <text:p text:style-name="P107"><text:a xlink:type="simple" xlink:href="https://developer.mozilla.org/en-US/docs/Learn/JavaScript/First_steps/Strings#escaping_characters_in_a_string" office:target-frame-name="_blank" xlink:show="new" text:style-name="Internet_20_link" text:visited-style-name="Visited_20_Internet_20_Link"><text:span text:style-name="T94">How do you escape characters in a string?</text:span></text:a><text:span text:style-name="T94"> </text:span><text:span text:style-name="T35">Putting forward slash ( \ ) just before the quote symbols. ‘It\’s showtime’</text:span></text:p>
        </text:list-item>
        <text:list-item>
          <text:p text:style-name="P107"><text:a xlink:type="simple" xlink:href="https://www.w3schools.com/js/js_string_methods.asp" office:target-frame-name="_blank" xlink:show="new" text:style-name="Internet_20_link" text:visited-style-name="Visited_20_Internet_20_Link"><text:span text:style-name="T94">What is the difference between the slice/substring/substr string methods?</text:span></text:a><text:span text:style-name="T94">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107"><text:a xlink:type="simple" xlink:href="http://javascript.info/logical-operators" office:target-frame-name="_blank" xlink:show="new" text:style-name="Internet_20_link" text:visited-style-name="Visited_20_Internet_20_Link"><text:span text:style-name="T94">What are the three logical operators and what do they stand for?</text:span></text:a><text:span text:style-name="T96">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107"><text:a xlink:type="simple" xlink:href="https://javascript.info/comparison" office:target-frame-name="_blank" xlink:show="new" text:style-name="Internet_20_link" text:visited-style-name="Visited_20_Internet_20_Link"><text:span text:style-name="T94">What are the comparison operators?</text:span></text:a><text:span text:style-name="T94"> </text:span><text:span text:style-name="T36">Less than (&lt;), greater than (&gt;), equal (==), not equal (!=), less than or equal (&lt;=), greater than or equal (&gt;=), strictly equal (===), strictly not equal (!==).</text:span></text:p>
        </text:list-item>
        <text:list-item>
          <text:p text:style-name="P107"><text:a xlink:type="simple" xlink:href="https://javascript.info/ifelse#boolean-conversion" office:target-frame-name="_blank" xlink:show="new" text:style-name="Internet_20_link" text:visited-style-name="Visited_20_Internet_20_Link"><text:span text:style-name="T94">What are truthy and falsy values?</text:span></text:a><text:span text:style-name="T94">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107"><text:a xlink:type="simple" xlink:href="https://javascript.info/ifelse#boolean-conversion" office:target-frame-name="_blank" xlink:show="new" text:style-name="Internet_20_link" text:visited-style-name="Visited_20_Internet_20_Link"><text:span text:style-name="T94">What are the falsy values in JavaScript?</text:span></text:a><text:span text:style-name="T94"> </text:span><text:span text:style-name="T31">“”, </text:span><text:span text:style-name="T37">0, NaN, null, undefined.</text:span></text:p>
        </text:list-item>
        <text:list-item>
          <text:p text:style-name="P108"><text:a xlink:type="simple" xlink:href="https://www.w3schools.com/js/js_if_else.asp" office:target-frame-name="_blank" xlink:show="new" text:style-name="Internet_20_link" text:visited-style-name="Visited_20_Internet_20_Link"><text:span text:style-name="T94">What are conditionals?</text:span></text:a><text:span text:style-name="T94"> </text:span><text:span text:style-name="T96">If () - if true then execute code. If else () - if above is false then try if this is true then execute code. Else () - if both if and if else are false then just execute this code.</text:span></text:p>
        </text:list-item>
        <text:list-item>
          <text:p text:style-name="P108"><text:a xlink:type="simple" xlink:href="https://developer.mozilla.org/en-US/docs/Learn/JavaScript/Building_blocks/conditionals#basic_if_..._else_syntax" office:target-frame-name="_blank" xlink:show="new" text:style-name="Internet_20_link" text:visited-style-name="Visited_20_Internet_20_Link"><text:span text:style-name="T94">What is the syntax for an if/else conditional?</text:span></text:a><text:span text:style-name="T94"> </text:span></text:p>
          <text:p text:style-name="P109">if (condition) {</text:p>
          <text:p text:style-name="P109">code;</text:p>
          <text:p text:style-name="P109">} else if (condition) {</text:p>
          <text:p text:style-name="P109">code;</text:p>
          <text:p text:style-name="P109">} else {</text:p>
          <text:p text:style-name="P109">code;</text:p>
        </text:list-item>
      </text:list>
      <text:p text:style-name="P44"/>
      <text:p text:style-name="P44"/>
      <text:p text:style-name="P44"/>
      <text:p text:style-name="P44"/>
      <text:p text:style-name="P44"/>
      <text:p text:style-name="P44"/>
      <text:list xml:id="list170549064783890" text:continue-numbering="true" text:style-name="L19">
        <text:list-item>
          <text:p text:style-name="P107"><text:a xlink:type="simple" xlink:href="https://developer.mozilla.org/en-US/docs/Learn/JavaScript/Building_blocks/conditionals#switch_statements" office:target-frame-name="_blank" xlink:show="new" text:style-name="Internet_20_link" text:visited-style-name="Visited_20_Internet_20_Link"><text:span text:style-name="T94">What is the syntax for a switch statement?</text:span></text:a></text:p>
          <text:p text:style-name="P110"><text:soft-page-break/><text:span text:style-name="T94">switch(condition/</text:span><text:span text:style-name="T97">expression</text:span><text:span text:style-name="T94">){</text:span></text:p>
          <text:p text:style-name="P109">case firstChoice:</text:p>
          <text:list>
            <text:list-header>
              <text:p text:style-name="P109">run this code if true;</text:p>
              <text:p text:style-name="P109">break;</text:p>
            </text:list-header>
          </text:list>
        </text:list-item>
      </text:list>
      <text:p text:style-name="P44"><text:tab/>case secondChoice:</text:p>
      <text:p text:style-name="P44"><text:tab/><text:tab/>run this code if firstChoice is false;</text:p>
      <text:p text:style-name="P44"><text:tab/><text:tab/>break;</text:p>
      <text:p text:style-name="P44"><text:tab/>default:</text:p>
      <text:p text:style-name="P44"><text:tab/><text:tab/>run this code if nothing returned true;</text:p>
      <text:list xml:id="list170549252145546" text:continue-numbering="true" text:style-name="L19">
        <text:list-item>
          <text:p text:style-name="P107"><text:a xlink:type="simple" xlink:href="https://developer.mozilla.org/en-US/docs/Learn/JavaScript/Building_blocks/conditionals#ternary_operator" office:target-frame-name="_blank" xlink:show="new" text:style-name="Internet_20_link" text:visited-style-name="Visited_20_Internet_20_Link"><text:span text:style-name="T94">What is the syntax for a ternary operator?</text:span></text:a><text:span text:style-name="T94"> </text:span><text:span text:style-name="T37">(condition) ? Run this if true : Run this if false</text:span></text:p>
        </text:list-item>
        <text:list-item>
          <text:p text:style-name="P152"><text:a xlink:type="simple" xlink:href="https://developer.mozilla.org/en-US/docs/Learn/JavaScript/Building_blocks/conditionals#nesting_if_..._else" office:target-frame-name="_blank" xlink:show="new" text:style-name="Internet_20_link" text:visited-style-name="Visited_20_Internet_20_Link"><text:span text:style-name="T94">What is nesting?</text:span></text:a><text:span text:style-name="T94"> </text:span><text:span text:style-name="T37">Putting conditionals inside of a conditional to nest or branch more conditionals.</text:span></text:p>
        </text:list-item>
      </text:list>
      <text:p text:style-name="P15"/>
      <text:p text:style-name="P26">JavaScript Developer Tools (Chrome DevTools)</text:p>
      <text:list xml:id="list3074120100" text:style-name="L20">
        <text:list-item>
          <text:p text:style-name="P112"><text:a xlink:type="simple" xlink:href="https://www.theodinproject.com/paths/foundations/courses/foundations/lessons/javascript-developer-tools#opening-dev-tools" text:style-name="Internet_20_link" text:visited-style-name="Visited_20_Internet_20_Link"><text:span text:style-name="T94">How do you open developer tools?</text:span></text:a><text:span text:style-name="T94"> </text:span><text:span text:style-name="T38">Right-click then Inspect</text:span></text:p>
        </text:list-item>
        <text:list-item>
          <text:p text:style-name="P112"><text:a xlink:type="simple" xlink:href="https://developer.chrome.com/docs/devtools/device-mode/" office:target-frame-name="_blank" xlink:show="new" text:style-name="Internet_20_link" text:visited-style-name="Visited_20_Internet_20_Link"><text:span text:style-name="T94">How do you change screen size of a website using developer tools?</text:span></text:a><text:span text:style-name="T38"> By clicking the emulate mobile button.</text:span></text:p>
        </text:list-item>
        <text:list-item>
          <text:p text:style-name="P112"><text:a xlink:type="simple" xlink:href="https://developer.chrome.com/docs/devtools/javascript/breakpoints/" office:target-frame-name="_blank" xlink:show="new" text:style-name="Internet_20_link" text:visited-style-name="Visited_20_Internet_20_Link"><text:span text:style-name="T94">What is a breakpoint?</text:span></text:a><text:span text:style-name="T94"> </text:span><text:span text:style-name="T38">It’s where the code will pause when you execute it so you can test and debug things much more easier.</text:span></text:p>
        </text:list-item>
        <text:list-item>
          <text:p text:style-name="P153"><text:a xlink:type="simple" xlink:href="https://developer.chrome.com/docs/devtools/javascript/breakpoints/#loc" office:target-frame-name="_blank" xlink:show="new" text:style-name="Internet_20_link" text:visited-style-name="Visited_20_Internet_20_Link"><text:span text:style-name="T94">How do you set a breakpoint?</text:span></text:a><text:span text:style-name="T94">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3899356275" text:style-name="L21">
        <text:list-item>
          <text:p text:style-name="P113"><text:a xlink:type="simple" xlink:href="https://developer.mozilla.org/en-US/docs/Learn/JavaScript/Building_blocks/Functions" office:target-frame-name="_blank" xlink:show="new" text:style-name="Internet_20_link" text:visited-style-name="Visited_20_Internet_20_Link"><text:span text:style-name="T94">What are functions useful for?</text:span></text:a><text:span text:style-name="T94"> </text:span><text:span text:style-name="T39">To creat and easily use functions that you use constantly.</text:span></text:p>
        </text:list-item>
        <text:list-item>
          <text:p text:style-name="P113"><text:a xlink:type="simple" xlink:href="https://developer.mozilla.org/en-US/docs/Learn/JavaScript/Building_blocks/Functions#invoking_functions" office:target-frame-name="_blank" xlink:show="new" text:style-name="Internet_20_link" text:visited-style-name="Visited_20_Internet_20_Link"><text:span text:style-name="T94">How do you invoke a function?</text:span></text:a><text:span text:style-name="T94"> </text:span><text:span text:style-name="T39">By typing the function name together with (). Example: function functionName(){</text:span></text:p>
          <text:p text:style-name="P111">&lt;code to execute&gt;;</text:p>
          <text:p text:style-name="P111">}</text:p>
          <text:p text:style-name="P111">and to call that function is just type functionName();</text:p>
        </text:list-item>
        <text:list-item>
          <text:p text:style-name="P113"><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94">What are anonymous functions?</text:span></text:a><text:span text:style-name="T94"> </text:span><text:span text:style-name="T39">Function that doesnt have name and will only used for that scenario so you didnt bother naming it.</text:span></text:p>
        </text:list-item>
        <text:list-item>
          <text:p text:style-name="P113"><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94">What is function scope?</text:span></text:a><text:span text:style-name="T94"> </text:span><text:span text:style-name="T39">The variable/function created inside a function will only work inside that functions. But global variables/functions can still be used by any functions.</text:span></text:p>
        </text:list-item>
        <text:list-item>
          <text:p text:style-name="P113"><text:a xlink:type="simple" xlink:href="https://developer.mozilla.org/en-US/docs/Learn/JavaScript/Building_blocks/Return_values" office:target-frame-name="_blank" xlink:show="new" text:style-name="Internet_20_link" text:visited-style-name="Visited_20_Internet_20_Link"><text:span text:style-name="T94">What are return values?</text:span></text:a><text:span text:style-name="T94"> </text:span><text:span text:style-name="T39">Are the values that the function will RETURN after executing that said function.</text:span></text:p>
        </text:list-item>
        <text:list-item>
          <text:p text:style-name="P154"><text:a xlink:type="simple" xlink:href="https://javascript.info/arrow-functions-basics" office:target-frame-name="_blank" xlink:show="new" text:style-name="Internet_20_link" text:visited-style-name="Visited_20_Internet_20_Link"><text:span text:style-name="T94">What are arrow functions?</text:span></text:a><text:span text:style-name="T94"> </text:span><text:span text:style-name="T39">Other easy way of writing function expressions. Example:</text:span></text:p>
          <text:p text:style-name="P155">let sum = (a,b) =&gt; a+b;</text:p>
        </text:list-item>
      </text:list>
      <text:p text:style-name="P9"/>
      <text:p text:style-name="P28">Problem Solving</text:p>
      <text:list xml:id="list1475388189" text:style-name="L22">
        <text:list-item>
          <text:p text:style-name="P115"><text:a xlink:type="simple" xlink:href="https://www.theodinproject.com/paths/foundations/courses/foundations/lessons/problem-solving#problem-solving-stages" text:style-name="Internet_20_link" text:visited-style-name="Visited_20_Internet_20_Link"><text:span text:style-name="T94">What are the three stages in the problem solving process?</text:span></text:a><text:span text:style-name="T94"> </text:span><text:span text:style-name="T31"><text:s/></text:span><text:span text:style-name="T40">Understand the problem, plan, and then divide and conquer subproblems.</text:span></text:p>
        </text:list-item>
        <text:list-item>
          <text:p text:style-name="P114"><text:a xlink:type="simple" xlink:href="https://www.theodinproject.com/paths/foundations/courses/foundations/lessons/problem-solving#important-understand-problem" text:style-name="Internet_20_link" text:visited-style-name="Visited_20_Internet_20_Link"><text:span text:style-name="T94">Why is it important to clearly understand the problem first?</text:span></text:a><text:span text:style-name="T94"> </text:span><text:span text:style-name="T40">To know what problem you really need to solve.</text:span></text:p>
        </text:list-item>
        <text:list-item>
          <text:p text:style-name="P114"><text:a xlink:type="simple" xlink:href="https://www.theodinproject.com/paths/foundations/courses/foundations/lessons/problem-solving#help-understand-problem" text:style-name="Internet_20_link" text:visited-style-name="Visited_20_Internet_20_Link"><text:span text:style-name="T94">What can you do to help get a clearer understanding of the problem?</text:span></text:a><text:span text:style-name="T94"> </text:span><text:span text:style-name="T40">Write the problem on a piece of paper and reword it in english.</text:span></text:p>
        </text:list-item>
        <text:list-item>
          <text:p text:style-name="P114"><text:a xlink:type="simple" xlink:href="https://www.theodinproject.com/paths/foundations/courses/foundations/lessons/problem-solving#planning-stage" text:style-name="Internet_20_link" text:visited-style-name="Visited_20_Internet_20_Link"><text:span text:style-name="T94">What are some of the things you should do in the planning stage of the problem solving process?</text:span></text:a><text:span text:style-name="T94"> </text:span><text:span text:style-name="T40">User interface, desired input, desired output, and neccessary steps to return desired outputs from the desired inputs.</text:span></text:p>
        </text:list-item>
        <text:list-item>
          <text:p text:style-name="P114"><text:a xlink:type="simple" xlink:href="https://www.theodinproject.com/paths/foundations/courses/foundations/lessons/problem-solving#algorithm" text:style-name="Internet_20_link" text:visited-style-name="Visited_20_Internet_20_Link"><text:span text:style-name="T94">What is an algorithm?</text:span></text:a><text:span text:style-name="T94"> </text:span><text:span text:style-name="T40">Algorithm is the neccessary steps or things to solve the problem.</text:span></text:p>
        </text:list-item>
        <text:list-item>
          <text:p text:style-name="P114"><text:a xlink:type="simple" xlink:href="https://www.theodinproject.com/paths/foundations/courses/foundations/lessons/problem-solving#pseudo" text:style-name="Internet_20_link" text:visited-style-name="Visited_20_Internet_20_Link"><text:span text:style-name="T94">What is pseudocode?</text:span></text:a><text:span text:style-name="T94"> </text:span><text:span text:style-name="T40">Pseudocode is th</text:span><text:span text:style-name="T41">e writing the logic of your program in natural language.</text:span></text:p>
        </text:list-item>
        <text:list-item>
          <text:p text:style-name="P156"><text:a xlink:type="simple" xlink:href="https://www.theodinproject.com/paths/foundations/courses/foundations/lessons/problem-solving#breaking-problem" text:style-name="Internet_20_link" text:visited-style-name="Visited_20_Internet_20_Link"><text:span text:style-name="T94">What are the advantages of breaking a problem down and solving the smaller problems?</text:span></text:a><text:span text:style-name="T94"> </text:span><text:span text:style-name="T41">You will strip the problem into its simplest and barest form </text:span><text:span text:style-name="T42">so you can start from there.</text:span></text:p>
        </text:list-item>
      </text:list>
      <text:p text:style-name="P9"/>
      <text:p text:style-name="P29">Understanding Errors</text:p>
      <text:list xml:id="list775541253" text:style-name="L23">
        <text:list-item>
          <text:p text:style-name="P116"><text:a xlink:type="simple" xlink:href="https://www.theodinproject.com/paths/foundations/courses/foundations/lessons/understanding-errors#type-error" text:style-name="Internet_20_link" text:visited-style-name="Visited_20_Internet_20_Link"><text:span text:style-name="T94">What are three reasons why you may see a TypeError?</text:span></text:a><text:span text:style-name="T94"> </text:span><text:span text:style-name="T43">When an operand or argument of a function doesnt work to that certain type of data. When trying to modify a const value. </text:span><text:span text:style-name="T44">Trying to use vaue in wrong way.</text:span></text:p>
        </text:list-item>
        <text:list-item>
          <text:p text:style-name="P116"><text:a xlink:type="simple" xlink:href="https://www.theodinproject.com/paths/foundations/courses/foundations/lessons/understanding-errors#errors-vs-warnings" text:style-name="Internet_20_link" text:visited-style-name="Visited_20_Internet_20_Link"><text:span text:style-name="T94">What is the key difference between an error and a warning?</text:span></text:a><text:span text:style-name="T94"> </text:span><text:span text:style-name="T44">Error stops the code while warning just giving information that something may go bad.</text:span></text:p>
        </text:list-item>
        <text:list-item>
          <text:p text:style-name="P157"><text:a xlink:type="simple" xlink:href="https://www.theodinproject.com/paths/foundations/courses/foundations/lessons/understanding-errors#tips-for-resolving-errors" text:style-name="Internet_20_link" text:visited-style-name="Visited_20_Internet_20_Link"><text:span text:style-name="T94">What is one method you can use to resolve an error?</text:span></text:a><text:span text:style-name="T94"> </text:span><text:span text:style-name="T44">Debugging with console.log(), or just use the debugging window in web browsers.</text:span></text:p>
        </text:list-item>
      </text:list>
      <text:p text:style-name="P9"/>
      <text:p text:style-name="P9"/>
      <text:p text:style-name="P30"><text:soft-page-break/>Clean Code</text:p>
      <text:list xml:id="list88374390" text:style-name="L24">
        <text:list-item>
          <text:p text:style-name="P117"><text:a xlink:type="simple" xlink:href="https://www.theodinproject.com/paths/foundations/courses/foundations/lessons/clean-code#writing-clean-code" text:style-name="Internet_20_link" text:visited-style-name="Visited_20_Internet_20_Link"><text:span text:style-name="T94">Why is it important to write clean code?</text:span></text:a><text:span text:style-name="T94"> </text:span><text:span text:style-name="T45">So in the future it will be easy for me or others to read my code.</text:span></text:p>
        </text:list-item>
        <text:list-item>
          <text:p text:style-name="P118"><text:a xlink:type="simple" xlink:href="https://onextrapixel.com/10-principles-for-keeping-your-programming-code-clean/" office:target-frame-name="_blank" xlink:show="new" text:style-name="Internet_20_link" text:visited-style-name="Visited_20_Internet_20_Link"><text:span text:style-name="T94">Name 5 clean code principles previously mentioned</text:span></text:a><text:span text:style-name="T94">.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58"><text:a xlink:type="simple" xlink:href="https://onextrapixel.com/10-principles-for-keeping-your-programming-code-clean/" office:target-frame-name="_blank" xlink:show="new" text:style-name="Internet_20_link" text:visited-style-name="Visited_20_Internet_20_Link"><text:span text:style-name="T94">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8"/>
      <text:p text:style-name="P67">Fundamentals Part 4: Arrays, Loops, &amp; Test Driven Development</text:p>
      <text:list xml:id="list2581222579" text:style-name="L25">
        <text:list-item>
          <text:p text:style-name="P119"><text:a xlink:type="simple" xlink:href="https://www.w3schools.com/js/js_arrays.asp" office:target-frame-name="_blank" xlink:show="new" text:style-name="Internet_20_link" text:visited-style-name="Visited_20_Internet_20_Link"><text:span text:style-name="T94">What is an array?</text:span></text:a><text:span text:style-name="T31"> </text:span><text:span text:style-name="T46">Array is a set or group of data under a single variable.</text:span></text:p>
        </text:list-item>
        <text:list-item>
          <text:p text:style-name="P119"><text:a xlink:type="simple" xlink:href="https://www.w3schools.com/js/js_arrays.asp" office:target-frame-name="_blank" xlink:show="new" text:style-name="Internet_20_link" text:visited-style-name="Visited_20_Internet_20_Link"><text:span text:style-name="T94">What are arrays useful for?</text:span></text:a><text:span text:style-name="T94"> </text:span><text:span text:style-name="T46">Arrays are useful when you want to group data especially for looping.</text:span></text:p>
        </text:list-item>
        <text:list-item>
          <text:p text:style-name="P119"><text:a xlink:type="simple" xlink:href="https://www.w3schools.com/js/js_arrays.asp" office:target-frame-name="_blank" xlink:show="new" text:style-name="Internet_20_link" text:visited-style-name="Visited_20_Internet_20_Link"><text:span text:style-name="T94">How do you access an array element?</text:span></text:a><text:span text:style-name="T94"> </text:span><text:span text:style-name="T46">Just invoke the arrayName or if you want the element then arrayName[0]</text:span></text:p>
        </text:list-item>
        <text:list-item>
          <text:p text:style-name="P120"><text:a xlink:type="simple" xlink:href="https://www.w3schools.com/js/js_arrays.asp" office:target-frame-name="_blank" xlink:show="new" text:style-name="Internet_20_link" text:visited-style-name="Visited_20_Internet_20_Link"><text:span text:style-name="T94">How do you change an array element?</text:span></text:a><text:span text:style-name="T94"> </text:span><text:span text:style-name="T46">By using </text:span></text:p>
          <text:p text:style-name="P121">arrayName = [‘a’, ‘b’, ‘c’]; </text:p>
          <text:p text:style-name="P121">arrayName[0] = ‘d’;</text:p>
          <text:p text:style-name="P121">arrayName = [‘d’, ‘b’, ‘c’]; </text:p>
        </text:list-item>
        <text:list-item>
          <text:p text:style-name="P119"><text:a xlink:type="simple" xlink:href="https://www.w3schools.com/js/js_arrays.asp" office:target-frame-name="_blank" xlink:show="new" text:style-name="Internet_20_link" text:visited-style-name="Visited_20_Internet_20_Link"><text:span text:style-name="T94">What are some useful array properties?</text:span></text:a><text:span text:style-name="T94"> </text:span><text:span text:style-name="T47">ArrayName.length(); arrayName.sort()</text:span></text:p>
        </text:list-item>
        <text:list-item>
          <text:p text:style-name="P119"><text:a xlink:type="simple" xlink:href="https://www.w3schools.com/js/js_array_methods.asp" office:target-frame-name="_blank" xlink:show="new" text:style-name="Internet_20_link" text:visited-style-name="Visited_20_Internet_20_Link"><text:span text:style-name="T94">What are some useful array methods?</text:span></text:a><text:span text:style-name="T31"> </text:span><text:span text:style-name="T47">It’s push(), pop(), shift(), unshift()</text:span></text:p>
        </text:list-item>
        <text:list-item>
          <text:p text:style-name="P119"><text:a xlink:type="simple" xlink:href="https://developer.mozilla.org/en-US/docs/Learn/JavaScript/Building_blocks/Looping_code#why_bother" office:target-frame-name="_blank" xlink:show="new" text:style-name="Internet_20_link" text:visited-style-name="Visited_20_Internet_20_Link"><text:span text:style-name="T94">What are loops useful for?</text:span></text:a><text:span text:style-name="T94"> </text:span><text:span text:style-name="T48">For running repeating codes.</text:span></text:p>
        </text:list-item>
        <text:list-item>
          <text:p text:style-name="P119"><text:a xlink:type="simple" xlink:href="https://developer.mozilla.org/en-US/docs/Learn/JavaScript/Building_blocks/Looping_code#exiting_loops_with_break" office:target-frame-name="_blank" xlink:show="new" text:style-name="Internet_20_link" text:visited-style-name="Visited_20_Internet_20_Link"><text:span text:style-name="T94">What is the break statement?</text:span></text:a><text:span text:style-name="T94"> </text:span><text:span text:style-name="T48">When the loops read the Break statement then it will exit the loop immediately.</text:span></text:p>
        </text:list-item>
        <text:list-item>
          <text:p text:style-name="P119"><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94">What is the continue statement?</text:span></text:a><text:span text:style-name="T94"> </text:span><text:span text:style-name="T48">When the loop read the Continuous statement then it will stop the current iteration of code the move to the next iteration.</text:span></text:p>
        </text:list-item>
        <text:list-item>
          <text:p text:style-name="P159"><text:a xlink:type="simple" xlink:href="https://www.theodinproject.com/lessons/foundations-fundamentals-part-4#test-driven-development" text:style-name="Internet_20_link" text:visited-style-name="Visited_20_Internet_20_Link"><text:span text:style-name="T94">What is the advantage of writing automated tests?</text:span></text:a><text:span text:style-name="T94"> </text:span><text:span text:style-name="T48">Automated tests are so good because you can </text:span><text:span text:style-name="T49">anticipate how your code will work. You anticipate all possibilities like input &amp; output.</text:span></text:p>
        </text:list-item>
      </text:list>
      <text:p text:style-name="P68"/>
      <text:p text:style-name="P31"><text:soft-page-break/>DOM Manipulation and Events</text:p>
      <text:list xml:id="list4245714043" text:style-name="L26">
        <text:list-item>
          <text:p text:style-name="P124"><text:a xlink:type="simple" xlink:href="https://www.theodinproject.com/lessons/foundations-dom-manipulation-and-events#dom---document-object-model" text:style-name="Internet_20_link" text:visited-style-name="Visited_20_Internet_20_Link"><text:span text:style-name="T94">What is the DOM?</text:span></text:a><text:span text:style-name="T94"> </text:span><text:span text:style-name="T50">DOM or Document Object Model is the treelike representation of html contents.</text:span></text:p>
        </text:list-item>
        <text:list-item>
          <text:p text:style-name="P124"><text:a xlink:type="simple" xlink:href="https://www.theodinproject.com/lessons/foundations-dom-manipulation-and-events#targeting-nodes-with-selectors" text:style-name="Internet_20_link" text:visited-style-name="Visited_20_Internet_20_Link"><text:span text:style-name="T94">How do you target the nodes you want to work with?</text:span></text:a><text:span text:style-name="T94"> </text:span><text:span text:style-name="T50">document.querySelector(‘element’ or ‘#id’ or ‘.class’)</text:span></text:p>
        </text:list-item>
        <text:list-item>
          <text:p text:style-name="P124"><text:a xlink:type="simple" xlink:href="https://www.theodinproject.com/lessons/foundations-dom-manipulation-and-events#element-creation" text:style-name="Internet_20_link" text:visited-style-name="Visited_20_Internet_20_Link"><text:span text:style-name="T94">How do you create an element in the DOM?</text:span></text:a><text:span text:style-name="T94"> </text:span><text:span text:style-name="T50">Const div = document.createElement(‘div’)</text:span></text:p>
        </text:list-item>
        <text:list-item>
          <text:p text:style-name="P124"><text:a xlink:type="simple" xlink:href="https://www.theodinproject.com/lessons/foundations-dom-manipulation-and-events#append-elements" text:style-name="Internet_20_link" text:visited-style-name="Visited_20_Internet_20_Link"><text:span text:style-name="T94">How do you add an element to the DOM?</text:span></text:a><text:span text:style-name="T94"> </text:span><text:span text:style-name="T50">ParentNode.appendChild(childNode)</text:span></text:p>
        </text:list-item>
        <text:list-item>
          <text:p text:style-name="P124"><text:a xlink:type="simple" xlink:href="https://www.theodinproject.com/lessons/foundations-dom-manipulation-and-events#remove-elements" text:style-name="Internet_20_link" text:visited-style-name="Visited_20_Internet_20_Link"><text:span text:style-name="T94">How do you remove an element from the DOM?</text:span></text:a><text:span text:style-name="T94"> </text:span><text:span text:style-name="T50">ParentNode.removeChild(childNode)</text:span></text:p>
        </text:list-item>
        <text:list-item>
          <text:p text:style-name="P124"><text:a xlink:type="simple" xlink:href="https://www.theodinproject.com/lessons/foundations-dom-manipulation-and-events#altering-elements" text:style-name="Internet_20_link" text:visited-style-name="Visited_20_Internet_20_Link"><text:span text:style-name="T94">How can you alter an element in the DOM?</text:span></text:a><text:span text:style-name="T94">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24"><text:a xlink:type="simple" xlink:href="https://www.youtube.com/watch?v=ns1LX6mEvyM" office:target-frame-name="_blank" xlink:show="new" text:style-name="Internet_20_link" text:visited-style-name="Visited_20_Internet_20_Link"><text:span text:style-name="T94">When adding text to a DOM element, should you use textContent or innerHTML? Why?</text:span></text:a><text:span text:style-name="T94"> </text:span><text:span text:style-name="T50">Use textContent instead of innerHTML so you dont get injected by javascript commands.</text:span></text:p>
        </text:list-item>
        <text:list-item>
          <text:p text:style-name="P124"><text:a xlink:type="simple" xlink:href="https://www.theodinproject.com/lessons/foundations-dom-manipulation-and-events#important-note" text:style-name="Internet_20_link" text:visited-style-name="Visited_20_Internet_20_Link"><text:span text:style-name="T94">Where should you include your JavaScript tag in your HTML file when working with DOM nodes?</text:span></text:a><text:span text:style-name="T94"> </text:span><text:span text:style-name="T50">Should be in the bottom or put it in head tag and defer it so it will run last.</text:span></text:p>
        </text:list-item>
        <text:list-item>
          <text:p text:style-name="P124"><text:a xlink:type="simple" xlink:href="https://www.theodinproject.com/lessons/foundations-dom-manipulation-and-events#events" text:style-name="Internet_20_link" text:visited-style-name="Visited_20_Internet_20_Link"><text:span text:style-name="T94">How do “events” and “listeners” work?</text:span></text:a><text:span text:style-name="T94"> </text:span><text:span text:style-name="T50">Events are any activities you can do in your webpage like clicking and the listener will detect it thus firing the function set by addEventListener.</text:span></text:p>
        </text:list-item>
        <text:list-item>
          <text:p text:style-name="P124"><text:a xlink:type="simple" xlink:href="https://www.theodinproject.com/lessons/foundations-dom-manipulation-and-events#events" text:style-name="Internet_20_link" text:visited-style-name="Visited_20_Internet_20_Link"><text:span text:style-name="T94">What are three ways to use events in your code?</text:span></text:a><text:span text:style-name="T94"> </text:span><text:span text:style-name="T52">HTML Inline event listener. JS DOM inline event listener. JS addEventListener</text:span></text:p>
        </text:list-item>
        <text:list-item>
          <text:p text:style-name="P124"><text:a xlink:type="simple" xlink:href="https://www.theodinproject.com/lessons/foundations-dom-manipulation-and-events#attaching-listeners-to-groups-of-nodes" text:style-name="Internet_20_link" text:visited-style-name="Visited_20_Internet_20_Link"><text:span text:style-name="T94">Why are event listeners the preferred way to handle events?</text:span></text:a><text:span text:style-name="T31"> </text:span><text:span text:style-name="T52">Because you can set-up of multiple event listener by that way.</text:span></text:p>
        </text:list-item>
        <text:list-item>
          <text:p text:style-name="P124"><text:a xlink:type="simple" xlink:href="https://www.theodinproject.com/lessons/foundations-dom-manipulation-and-events#method-3" text:style-name="Internet_20_link" text:visited-style-name="Visited_20_Internet_20_Link"><text:span text:style-name="T94">What are the benefits of using named functions in your listeners?</text:span></text:a><text:span text:style-name="T94"> </text:span><text:span text:style-name="T52">It will make the code cleaner plus reduce repetition of frequent used codes.</text:span></text:p>
        </text:list-item>
        <text:list-item>
          <text:p text:style-name="P124"><text:a xlink:type="simple" xlink:href="https://www.theodinproject.com/lessons/foundations-dom-manipulation-and-events#attaching-listeners-to-groups-of-nodes" text:style-name="Internet_20_link" text:visited-style-name="Visited_20_Internet_20_Link"><text:span text:style-name="T94">How do you attach listeners to groups of nodes?</text:span></text:a><text:span text:style-name="T94"> </text:span><text:span text:style-name="T52">Create a nodelist with document.querySelectorAll then loop the addEventListener using the forEach().</text:span></text:p>
        </text:list-item>
        <text:list-item>
          <text:p text:style-name="P124"><text:a xlink:type="simple" xlink:href="https://www.theodinproject.com/lessons/foundations-dom-manipulation-and-events#query-selectors" text:style-name="Internet_20_link" text:visited-style-name="Visited_20_Internet_20_Link"><text:span text:style-name="T94">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94">querySelector</text:span></text:span></text:a><text:a xlink:type="simple" xlink:href="https://www.theodinproject.com/lessons/foundations-dom-manipulation-and-events#query-selectors" text:style-name="Internet_20_link" text:visited-style-name="Visited_20_Internet_20_Link"><text:span text:style-name="T94"> and </text:span></text:a><text:a xlink:type="simple" xlink:href="https://www.theodinproject.com/lessons/foundations-dom-manipulation-and-events#query-selectors" text:style-name="Internet_20_link" text:visited-style-name="Visited_20_Internet_20_Link"><text:span text:style-name="Source_20_Text"><text:span text:style-name="T94">querySelectorAll</text:span></text:span></text:a><text:a xlink:type="simple" xlink:href="https://www.theodinproject.com/lessons/foundations-dom-manipulation-and-events#query-selectors" text:style-name="Internet_20_link" text:visited-style-name="Visited_20_Internet_20_Link"><text:span text:style-name="T94">?</text:span></text:a><text:span text:style-name="T94"> </text:span><text:span text:style-name="T52">QuerySelector will return a single element. While querySelectorAll will return a nodelist of all the element that matches it.</text:span></text:p>
        </text:list-item>
        <text:list-item>
          <text:p text:style-name="P124"><text:a xlink:type="simple" xlink:href="https://www.theodinproject.com/lessons/foundations-dom-manipulation-and-events#query-selectors" text:style-name="Internet_20_link" text:visited-style-name="Visited_20_Internet_20_Link"><text:span text:style-name="T94">What does a “nodelist” contain?</text:span></text:a><text:span text:style-name="T94"> </text:span><text:span text:style-name="T52">Nodelist contains a semi-array of elements.</text:span></text:p>
        </text:list-item>
        <text:list-item>
          <text:p text:style-name="P160"><text:a xlink:type="simple" xlink:href="https://www.youtube.com/watch?v=F1anRyL37lE" office:target-frame-name="_blank" xlink:show="new" text:style-name="Internet_20_link" text:visited-style-name="Visited_20_Internet_20_Link"><text:span text:style-name="T94">Explain the difference between “capture” and “bubbling”.</text:span></text:a><text:span text:style-name="T94">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1415711608" text:style-name="L27">
          <text:list-item>
            <text:p text:style-name="P125"><text:a xlink:type="simple" xlink:href="https://javascript.info/object#summary" office:target-frame-name="_blank" xlink:show="new" text:style-name="Internet_20_link" text:visited-style-name="Visited_20_Internet_20_Link"><text:span text:style-name="T94">What is the difference between objects and arrays?</text:span></text:a><text:span text:style-name="T31"> </text:span><text:span text:style-name="T54">Objects have named components called key while array dont. It’s always a key: value combo.</text:span></text:p>
          </text:list-item>
          <text:list-item>
            <text:p text:style-name="P125"><text:a xlink:type="simple" xlink:href="https://developer.mozilla.org/en-US/docs/Learn/JavaScript/Objects/Basics#bracket_notation" office:target-frame-name="_blank" xlink:show="new" text:style-name="Internet_20_link" text:visited-style-name="Visited_20_Internet_20_Link"><text:span text:style-name="T94">How do you access object properties?</text:span></text:a><text:span text:style-name="T31"> </text:span><text:span text:style-name="T54">Object.key =&gt; value or object[‘key’] =&gt; value</text:span></text:p>
          </text:list-item>
          <text:list-item>
            <text:p text:style-name="P125"><text:a xlink:type="simple" xlink:href="https://www.youtube.com/watch?v=HB1ZC7czKRs&amp;t=233s" office:target-frame-name="_blank" xlink:show="new" text:style-name="Internet_20_link" text:visited-style-name="Visited_20_Internet_20_Link"><text:span text:style-name="T94">What is </text:span></text:a><text:a xlink:type="simple" xlink:href="https://www.youtube.com/watch?v=HB1ZC7czKRs&amp;t=233s" office:target-frame-name="_blank" xlink:show="new" text:style-name="Internet_20_link" text:visited-style-name="Visited_20_Internet_20_Link"><text:span text:style-name="Source_20_Text"><text:span text:style-name="T94">Array.prototype.map()</text:span></text:span></text:a><text:a xlink:type="simple" xlink:href="https://www.youtube.com/watch?v=HB1ZC7czKRs&amp;t=233s" office:target-frame-name="_blank" xlink:show="new" text:style-name="Internet_20_link" text:visited-style-name="Visited_20_Internet_20_Link"><text:span text:style-name="T94"> useful for?</text:span></text:a><text:span text:style-name="T31"> </text:span><text:span text:style-name="T54">It will run the function you’ll be calling to all members of an array or object.</text:span></text:p>
          </text:list-item>
          <text:list-item>
            <text:p text:style-name="P161"><text:a xlink:type="simple" xlink:href="https://youtu.be/HB1ZC7czKRs?t=467" office:target-frame-name="_blank" xlink:show="new" text:style-name="Internet_20_link" text:visited-style-name="Visited_20_Internet_20_Link"><text:span text:style-name="T94">What is </text:span></text:a><text:a xlink:type="simple" xlink:href="https://youtu.be/HB1ZC7czKRs?t=467" office:target-frame-name="_blank" xlink:show="new" text:style-name="Internet_20_link" text:visited-style-name="Visited_20_Internet_20_Link"><text:span text:style-name="Source_20_Text"><text:span text:style-name="T94">Array.prototype.reduce()</text:span></text:span></text:a><text:a xlink:type="simple" xlink:href="https://youtu.be/HB1ZC7czKRs?t=467" office:target-frame-name="_blank" xlink:show="new" text:style-name="Internet_20_link" text:visited-style-name="Visited_20_Internet_20_Link"><text:span text:style-name="T94"> useful for?</text:span></text:a><text:span text:style-name="T94">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63" text:outline-level="3"/>
      </text:section>
      <text:p text:style-name="P33">Introduction to the Backend</text:p>
      <text:section text:style-name="Sect1" text:name="Section1">
        <text:list xml:id="list2226598313" text:style-name="L28">
          <text:list-item>
            <text:p text:style-name="P126"><text:a xlink:type="simple" xlink:href="https://techterms.com/definition/backend" office:target-frame-name="_blank" xlink:show="new" text:style-name="Internet_20_link" text:visited-style-name="Visited_20_Internet_20_Link"><text:span text:style-name="T94">What is back-end development?</text:span></text:a><text:span text:style-name="T94"> </text:span><text:span text:style-name="T55">Backend development is the coding behind every website that we cant see. Frontend are the sites for the website we interact with.</text:span></text:p>
          </text:list-item>
          <text:list-item>
            <text:p text:style-name="P126"><text:a xlink:type="simple" xlink:href="https://www.codecademy.com/articles/back-end-architecture/" office:target-frame-name="_blank" xlink:show="new" text:style-name="Internet_20_link" text:visited-style-name="Visited_20_Internet_20_Link"><text:span text:style-name="T94">How many parts does the backend consist of?</text:span></text:a><text:span text:style-name="T94"> </text:span><text:span text:style-name="T55">There are 3 parts for the backend.</text:span></text:p>
          </text:list-item>
          <text:list-item>
            <text:p text:style-name="P126"><text:a xlink:type="simple" xlink:href="https://www.codecademy.com/articles/back-end-architecture" office:target-frame-name="_blank" xlink:show="new" text:style-name="Internet_20_link" text:visited-style-name="Visited_20_Internet_20_Link"><text:span text:style-name="T94">Name each part of the backend.</text:span></text:a><text:span text:style-name="T94">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62"><text:a xlink:type="simple" xlink:href="https://www.codecademy.com/articles/back-end-architecture" office:target-frame-name="_blank" xlink:show="new" text:style-name="Internet_20_link" text:visited-style-name="Visited_20_Internet_20_Link"><text:span text:style-name="T94">Where does the backend store its data?</text:span></text:a><text:span text:style-name="T94"> </text:span><text:span text:style-name="T55">It is in the databse.</text:span></text:p>
          </text:list-item>
        </text:list>
      </text:section>
      <text:section text:style-name="Sect1" text:name="Section2">
        <text:h text:style-name="P64" text:outline-level="3"/>
        <text:p text:style-name="P47"><text:bookmark text:name="knowledge-check"/>and review the material it links to.</text:p>
        <text:section text:style-name="Sect1" text:name="Section3">
          <text:list xml:id="list3006425505" text:style-name="L29">
            <text:list-item>
              <text:p text:style-name="P127"><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94">What problems do frameworks solve?</text:span></text:a><text:span text:style-name="T94"> </text:span><text:span text:style-name="T56">Frameworks integrate all the coding needs you have into a single environment for easy access.</text:span></text:p>
            </text:list-item>
            <text:list-item>
              <text:p text:style-name="P128"><text:a xlink:type="simple" xlink:href="https://dev.to/aspittel/what-is-a-web-framework-and-why-should-i-use-one-38c0" office:target-frame-name="_blank" xlink:show="new" text:style-name="Internet_20_link" text:visited-style-name="Visited_20_Internet_20_Link"><text:span text:style-name="T94">Name some popular front-end and back-end frameworks.</text:span></text:a><text:span text:style-name="T98"> </text:span></text:p>
              <text:list>
                <text:list-item>
                  <text:p text:style-name="P122">Frontend: Vue, AngularJS, Angular 2+, React, Ember. </text:p>
                </text:list-item>
                <text:list-item>
                  <text:p text:style-name="P128"><text:span text:style-name="T56">Backend:Spring MVC, Django, Flask, </text:span><text:span text:style-name="T57">Ruby-on-rails, Meteor, Express</text:span></text:p>
                </text:list-item>
              </text:list>
            </text:list-item>
            <text:list-item>
              <text:p text:style-name="P163"><text:a xlink:type="simple" xlink:href="https://developer.mozilla.org/en-US/docs/Learn/Server-side/First_steps/Web_frameworks#how_to_select_a_web_framework" office:target-frame-name="_blank" xlink:show="new" text:style-name="Internet_20_link" text:visited-style-name="Visited_20_Internet_20_Link"><text:span text:style-name="T94">Describe the process of choosing a framework.</text:span></text:a></text:p>
              <text:list>
                <text:list-item>
                  <text:p text:style-name="P164">Effort to learn.</text:p>
                </text:list-item>
                <text:list-item>
                  <text:p text:style-name="P164">Productivity</text:p>
                </text:list-item>
                <text:list-item>
                  <text:p text:style-name="P164">Performance of the framework/programming language</text:p>
                </text:list-item>
                <text:list-item>
                  <text:p text:style-name="P164"><text:soft-page-break/>Caching support</text:p>
                </text:list-item>
                <text:list-item>
                  <text:p text:style-name="P164">Scalability</text:p>
                </text:list-item>
                <text:list-item>
                  <text:p text:style-name="P164">Web Security</text:p>
                </text:list-item>
              </text:list>
            </text:list-item>
          </text:list>
        </text:section>
        <text:section text:style-name="Sect1" text:name="Section4">
          <text:h text:style-name="P62" text:outline-level="3"><text:bookmark text:name="additional-resources3"/><text:span text:style-name="T94"><text:line-break/></text:span><text:span text:style-name="T99">Emmet</text:span></text:h>
          <text:list xml:id="list1356138418" text:style-name="L30">
            <text:list-item>
              <text:p text:style-name="P129"><text:a xlink:type="simple" xlink:href="https://www.theodinproject.com/lessons/node-path-intermediate-html-and-css-emmet#emmet" text:style-name="Internet_20_link" text:visited-style-name="Visited_20_Internet_20_Link"><text:span text:style-name="T94">Why should you use Emmet?</text:span></text:a><text:span text:style-name="T94"> </text:span><text:span text:style-name="T58">It is a code shortcut for creating html elements. Its like writing a css selector then the emmet will create that in the html.</text:span></text:p>
            </text:list-item>
            <text:list-item>
              <text:p text:style-name="P129"><text:a xlink:type="simple" xlink:href="https://www.theodinproject.com/lessons/node-path-intermediate-html-and-css-emmet#emmet" text:style-name="Internet_20_link" text:visited-style-name="Visited_20_Internet_20_Link"><text:span text:style-name="T94">What are some useful Emmet abbreviations?</text:span></text:a><text:span text:style-name="T94"> </text:span><text:span text:style-name="T58">Using ! To create a bare html format.</text:span></text:p>
            </text:list-item>
            <text:list-item>
              <text:p text:style-name="P129"><text:a xlink:type="simple" xlink:href="https://docs.emmet.io/cheat-sheet/" office:target-frame-name="_blank" xlink:show="new" text:style-name="Internet_20_link" text:visited-style-name="Visited_20_Internet_20_Link"><text:span text:style-name="T94">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94">&lt;p class="text"&gt;&lt;/p&gt;</text:span></text:span></text:a><text:a xlink:type="simple" xlink:href="https://docs.emmet.io/cheat-sheet/" office:target-frame-name="_blank" xlink:show="new" text:style-name="Internet_20_link" text:visited-style-name="Visited_20_Internet_20_Link"><text:span text:style-name="T94">?</text:span></text:a><text:span text:style-name="T94"> </text:span><text:span text:style-name="T58">p.text</text:span></text:p>
            </text:list-item>
            <text:list-item>
              <text:p text:style-name="P129"><text:a xlink:type="simple" xlink:href="https://docs.emmet.io/cheat-sheet/" office:target-frame-name="_blank" xlink:show="new" text:style-name="Internet_20_link" text:visited-style-name="Visited_20_Internet_20_Link"><text:span text:style-name="T94">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94">&lt;div&gt;&lt;p&gt;&lt;/p&gt;&lt;/div&gt;</text:span></text:span></text:a><text:span text:style-name="T94"> </text:span><text:span text:style-name="T58">div&gt;p</text:span></text:p>
            </text:list-item>
            <text:list-item>
              <text:p text:style-name="P165"><text:a xlink:type="simple" xlink:href="https://docs.emmet.io/cheat-sheet/" office:target-frame-name="_blank" xlink:show="new" text:style-name="Internet_20_link" text:visited-style-name="Visited_20_Internet_20_Link"><text:span text:style-name="T94">What syntax would you use to create three elements that have the same class name?</text:span></text:a></text:p>
              <text:list>
                <text:list-header>
                  <text:p text:style-name="P165"><text:span text:style-name="T31">.</text:span><text:span text:style-name="T58">class-name*3</text:span></text:p>
                </text:list-header>
              </text:list>
            </text:list-item>
          </text:list>
          <text:p text:style-name="P59"/>
        </text:section>
        <text:h text:style-name="P65" text:outline-level="3"><text:bookmark text:name="additional-resources"/><text:span text:style-name="T94"><text:line-break/></text:span><text:span text:style-name="T101">Form Basics</text:span></text:h>
        <text:list xml:id="list741329635" text:style-name="L31">
          <text:list-item>
            <text:p text:style-name="P130"><text:a xlink:type="simple" xlink:href="https://www.theodinproject.com/lessons/node-path-intermediate-html-and-css-form-basics#the-form-element" text:style-name="Internet_20_link" text:visited-style-name="Visited_20_Internet_20_Link"><text:span text:style-name="T94">Explain what the form element is for and what two attributes it should always include.</text:span></text:a><text:span text:style-name="T94">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30"><text:a xlink:type="simple" xlink:href="https://www.theodinproject.com/lessons/node-path-intermediate-html-and-css-form-basics#form-controls" text:style-name="Internet_20_link" text:visited-style-name="Visited_20_Internet_20_Link"><text:span text:style-name="T94">Explain what form controls are at a high level.</text:span></text:a><text:span text:style-name="T94"> </text:span><text:span text:style-name="T1">These are all the elements users will interact with on the form, such as text boxes, dropdowns, checkboxes and buttons.</text:span></text:p>
          </text:list-item>
          <text:list-item>
            <text:p text:style-name="P130"><text:a xlink:type="simple" xlink:href="https://www.theodinproject.com/lessons/node-path-intermediate-html-and-css-form-basics#the-name-attribute" text:style-name="Internet_20_link" text:visited-style-name="Visited_20_Internet_20_Link"><text:span text:style-name="T94">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94">name</text:span></text:span></text:a><text:a xlink:type="simple" xlink:href="https://www.theodinproject.com/lessons/node-path-intermediate-html-and-css-form-basics#the-name-attribute" text:style-name="Internet_20_link" text:visited-style-name="Visited_20_Internet_20_Link"><text:span text:style-name="T94"> attribute for?</text:span></text:a><text:span text:style-name="T94"> </text:span><text:span text:style-name="T59">The value of the name attribute will be the name that the server will be using on its backend for all the form input values you sent.</text:span></text:p>
          </text:list-item>
          <text:list-item>
            <text:p text:style-name="P130"><text:a xlink:type="simple" xlink:href="https://www.theodinproject.com/lessons/node-path-intermediate-html-and-css-form-basics#selection-elements" text:style-name="Internet_20_link" text:visited-style-name="Visited_20_Internet_20_Link"><text:span text:style-name="T94">What are the three most common form controls you can use for allowing users to select predefined options?</text:span></text:a><text:span text:style-name="T100"> </text:span><text:span text:style-name="T59">Radio buttons, checkbox, &amp; dropdown list using select element.</text:span></text:p>
          </text:list-item>
          <text:list-item>
            <text:p text:style-name="P130"><text:a xlink:type="simple" xlink:href="https://www.theodinproject.com/lessons/node-path-intermediate-html-and-css-form-basics#buttons" text:style-name="Internet_20_link" text:visited-style-name="Visited_20_Internet_20_Link"><text:span text:style-name="T94">What are the three types of buttons in HTML?</text:span></text:a><text:span text:style-name="T94"> </text:span><text:span text:style-name="T59">Submit button use for sending the form. Reset button for resetting the inputted data in the form. And Button that is highly customizable by javascript.</text:span></text:p>
          </text:list-item>
          <text:list-item>
            <text:p text:style-name="P166"><text:a xlink:type="simple" xlink:href="https://www.theodinproject.com/lessons/node-path-intermediate-html-and-css-form-basics#a-note-on-styling-forms" text:style-name="Internet_20_link" text:visited-style-name="Visited_20_Internet_20_Link"><text:span text:style-name="T94">What are the two most challenging aspects of styling forms?</text:span></text:a><text:span text:style-name="T94">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60"/>
      </text:section>
      <text:h text:style-name="P69" text:outline-level="3">Form Validation</text:h>
      <text:list xml:id="list209925203" text:style-name="L32">
        <text:list-item>
          <text:p text:style-name="P131"><text:a xlink:type="simple" xlink:href="https://www.theodinproject.com/lessons/node-path-intermediate-html-and-css-form-validation#required-validation" text:style-name="Internet_20_link" text:visited-style-name="Visited_20_Internet_20_Link"><text:span text:style-name="T94">What does the required validation do?</text:span></text:a><text:span text:style-name="T94"> </text:span><text:span text:style-name="T61">To make sure that the user can’t input wrong or problematic data to the server &amp; database.</text:span></text:p>
        </text:list-item>
        <text:list-item>
          <text:p text:style-name="P131"><text:a xlink:type="simple" xlink:href="https://www.theodinproject.com/lessons/node-path-intermediate-html-and-css-form-validation#text-length-validations" text:style-name="Internet_20_link" text:visited-style-name="Visited_20_Internet_20_Link"><text:span text:style-name="T94">What validations can you use for checking text length?</text:span></text:a><text:span text:style-name="T94"> </text:span><text:span text:style-name="T61">minlength</text:span></text:p>
        </text:list-item>
        <text:list-item>
          <text:p text:style-name="P131"><text:a xlink:type="simple" xlink:href="https://www.theodinproject.com/lessons/node-path-intermediate-html-and-css-form-validation#number-range-validations" text:style-name="Internet_20_link" text:visited-style-name="Visited_20_Internet_20_Link"><text:span text:style-name="T94">How can you validate the minimum and maximum of numeric inputs?</text:span></text:a><text:span text:style-name="T94"> </text:span><text:span text:style-name="T61">Min &amp; max</text:span></text:p>
        </text:list-item>
        <text:list-item>
          <text:p text:style-name="P131"><text:a xlink:type="simple" xlink:href="https://www.theodinproject.com/lessons/node-path-intermediate-html-and-css-form-validation#pattern-validations" text:style-name="Internet_20_link" text:visited-style-name="Visited_20_Internet_20_Link"><text:span text:style-name="T94">What can you use the pattern validation for?</text:span></text:a><text:span text:style-name="T94"> </text:span><text:span text:style-name="T61">To enforce a pattern string for your inputs by using regex.</text:span></text:p>
        </text:list-item>
        <text:list-item>
          <text:p text:style-name="P167"><text:a xlink:type="simple" xlink:href="https://www.theodinproject.com/lessons/node-path-intermediate-html-and-css-form-validation#styling-validations" text:style-name="Internet_20_link" text:visited-style-name="Visited_20_Internet_20_Link"><text:span text:style-name="T94">What pseudo css selectors are available for styling valid and invalid inputs?</text:span></text:a><text:span text:style-name="T94"> </text:span><text:span text:style-name="T31">:</text:span><text:span text:style-name="T61">valid &amp; :invalid</text:span></text:p>
        </text:list-item>
      </text:list>
      <text:h text:style-name="P62" text:outline-level="3"><text:a xlink:type="simple" xlink:href="https://www.theodinproject.com/lessons/node-path-intermediate-html-and-css-svg#knowledge-check" text:style-name="Internet_20_link" text:visited-style-name="Visited_20_Internet_20_Link"><text:span text:style-name="T61"/></text:a></text:h>
      <text:h text:style-name="P66" text:outline-level="3">SVG</text:h>
      <text:list xml:id="list2204931396" text:style-name="L33">
        <text:list-item>
          <text:p text:style-name="P132"><text:a xlink:type="simple" xlink:href="https://www.theodinproject.com/lessons/node-path-intermediate-html-and-css-svg#anatomy-of-an-svg" text:style-name="Internet_20_link" text:visited-style-name="Visited_20_Internet_20_Link"><text:span text:style-name="T94">What is the </text:span></text:a><text:a xlink:type="simple" xlink:href="https://www.theodinproject.com/lessons/node-path-intermediate-html-and-css-svg#anatomy-of-an-svg" text:style-name="Internet_20_link" text:visited-style-name="Visited_20_Internet_20_Link"><text:span text:style-name="Source_20_Text"><text:span text:style-name="T94">xmlns</text:span></text:span></text:a><text:a xlink:type="simple" xlink:href="https://www.theodinproject.com/lessons/node-path-intermediate-html-and-css-svg#anatomy-of-an-svg" text:style-name="Internet_20_link" text:visited-style-name="Visited_20_Internet_20_Link"><text:span text:style-name="T94"> attribute?</text:span></text:a><text:span text:style-name="T94"> </text:span><text:span text:style-name="T62">It specifies the dialect of the svg file that you will be using. </text:span></text:p>
        </text:list-item>
        <text:list-item>
          <text:p text:style-name="P132"><text:a xlink:type="simple" xlink:href="https://www.theodinproject.com/lessons/node-path-intermediate-html-and-css-svg#drawbacks" text:style-name="Internet_20_link" text:visited-style-name="Visited_20_Internet_20_Link"><text:span text:style-name="T94">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94">wouldn’t</text:span></text:span></text:a><text:a xlink:type="simple" xlink:href="https://www.theodinproject.com/lessons/node-path-intermediate-html-and-css-svg#drawbacks" text:style-name="Internet_20_link" text:visited-style-name="Visited_20_Internet_20_Link"><text:span text:style-name="T94"> want to use SVG?</text:span></text:a><text:span text:style-name="T94"> </text:span><text:span text:style-name="T62">For complicated images, shapes, &amp; designs. Also dont use for hyper-realistic images.</text:span></text:p>
        </text:list-item>
        <text:list-item>
          <text:p text:style-name="P168"><text:a xlink:type="simple" xlink:href="https://www.theodinproject.com/lessons/node-path-intermediate-html-and-css-svg#embedding-svgs" text:style-name="Internet_20_link" text:visited-style-name="Visited_20_Internet_20_Link"><text:span text:style-name="T94">What are the benefits of “inlining” your SVGs? What are the drawbacks?</text:span></text:a><text:span text:style-name="T94"> </text:span><text:span text:style-name="T62">The advantage of inline svg is you can edit it with css for a more dynamic svg image. The drawback is it make your code hard to read.</text:span></text:p>
        </text:list-item>
      </text:list>
      <text:p text:style-name="P48"/>
      <text:p text:style-name="P49">Tables</text:p>
      <text:list xml:id="list1867033048" text:style-name="L34">
        <text:list-item>
          <text:p text:style-name="P133"><text:a xlink:type="simple" xlink:href="https://developer.mozilla.org/en-US/docs/Learn/HTML/Tables/Basics#what_is_a_table_" office:target-frame-name="_blank" xlink:show="new" text:style-name="Internet_20_link" text:visited-style-name="Visited_20_Internet_20_Link"><text:span text:style-name="T94">What is a table?</text:span></text:a><text:span text:style-name="T94"> </text:span><text:span text:style-name="T63">Efficient way of showing related data.</text:span></text:p>
        </text:list-item>
        <text:list-item>
          <text:p text:style-name="P133"><text:a xlink:type="simple" xlink:href="https://developer.mozilla.org/en-US/docs/Learn/HTML/Tables/Basics#when_should_you_not_use_html_tables" office:target-frame-name="_blank" xlink:show="new" text:style-name="Internet_20_link" text:visited-style-name="Visited_20_Internet_20_Link"><text:span text:style-name="T94">Why is it a bad idea to use HTML Tables for page layout?</text:span></text:a><text:span text:style-name="T94"> </text:span><text:span text:style-name="T63">It’s kinda complicated to set-up rather than with MS Excel. Also it will be hard for screen-reader to read it for user accessibility.</text:span></text:p>
        </text:list-item>
        <text:list-item>
          <text:p text:style-name="P133"><text:a xlink:type="simple" xlink:href="https://developer.mozilla.org/en-US/docs/Learn/HTML/Tables/Advanced#adding_a_caption_to_your_table_with_caption" office:target-frame-name="_blank" xlink:show="new" text:style-name="Internet_20_link" text:visited-style-name="Visited_20_Internet_20_Link"><text:span text:style-name="T94">What are caption elements useful for?</text:span></text:a><text:span text:style-name="T94"> </text:span><text:span text:style-name="T63">It defines the table. Screen-reader will read it first rather than the whole table first.</text:span></text:p>
        </text:list-item>
        <text:list-item>
          <text:p text:style-name="P169"><text:a xlink:type="simple" xlink:href="https://developer.mozilla.org/en-US/docs/Learn/HTML/Tables/Advanced#the_scope_attribute" office:target-frame-name="_blank" xlink:show="new" text:style-name="Internet_20_link" text:visited-style-name="Visited_20_Internet_20_Link"><text:span text:style-name="T94">What is the scope attribute?</text:span></text:a><text:span text:style-name="T94"> </text:span><text:span text:style-name="T63">It will tell if that th is for column or row header. Also colgroup and rowgroup can be used for headers under it.</text:span></text:p>
        </text:list-item>
      </text:list>
      <text:p text:style-name="P48"/>
      <text:p text:style-name="P34"><text:soft-page-break/>Default Styles</text:p>
      <text:list xml:id="list3604701978" text:style-name="L35">
        <text:list-item>
          <text:p text:style-name="P170"><text:a xlink:type="simple" xlink:href="https://www.theodinproject.com/lessons/node-path-intermediate-html-and-css-default-styles#default-styles" text:style-name="Internet_20_link" text:visited-style-name="Visited_20_Internet_20_Link"><text:span text:style-name="T94">Why would you want to use a CSS reset?</text:span></text:a><text:span text:style-name="T94"> </text:span><text:span text:style-name="T64">So all browsers have a common baseground when you try to style them with CSS.</text:span></text:p>
        </text:list-item>
      </text:list>
      <text:p text:style-name="P10"/>
      <text:p text:style-name="P35">CSS Units</text:p>
      <text:list xml:id="list718681093" text:style-name="L36">
        <text:list-item>
          <text:p text:style-name="P134"><text:a xlink:type="simple" xlink:href="https://www.theodinproject.com/lessons/node-path-intermediate-html-and-css-css-units#em-and-rem" text:style-name="Internet_20_link" text:visited-style-name="Visited_20_Internet_20_Link"><text:span text:style-name="T94">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94">em</text:span></text:span></text:a><text:a xlink:type="simple" xlink:href="https://www.theodinproject.com/lessons/node-path-intermediate-html-and-css-css-units#em-and-rem" text:style-name="Internet_20_link" text:visited-style-name="Visited_20_Internet_20_Link"><text:span text:style-name="T94"> or </text:span></text:a><text:a xlink:type="simple" xlink:href="https://www.theodinproject.com/lessons/node-path-intermediate-html-and-css-css-units#em-and-rem" text:style-name="Internet_20_link" text:visited-style-name="Visited_20_Internet_20_Link"><text:span text:style-name="Source_20_Text"><text:span text:style-name="T94">rem</text:span></text:span></text:a><text:a xlink:type="simple" xlink:href="https://www.theodinproject.com/lessons/node-path-intermediate-html-and-css-css-units#em-and-rem" text:style-name="Internet_20_link" text:visited-style-name="Visited_20_Internet_20_Link"><text:span text:style-name="T94">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94">px</text:span></text:span></text:a><text:a xlink:type="simple" xlink:href="https://www.theodinproject.com/lessons/node-path-intermediate-html-and-css-css-units#em-and-rem" text:style-name="Internet_20_link" text:visited-style-name="Visited_20_Internet_20_Link"><text:span text:style-name="T94">?</text:span></text:a><text:span text:style-name="T94"> </text:span><text:span text:style-name="T65">To add customizability when the user decides to change font-size for more readability.</text:span></text:p>
        </text:list-item>
        <text:list-item>
          <text:p text:style-name="P134"><text:a xlink:type="simple" xlink:href="https://www.theodinproject.com/lessons/node-path-intermediate-html-and-css-css-units#viewport-units" text:style-name="Internet_20_link" text:visited-style-name="Visited_20_Internet_20_Link"><text:span text:style-name="T94">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94">vh</text:span></text:span></text:a><text:a xlink:type="simple" xlink:href="https://www.theodinproject.com/lessons/node-path-intermediate-html-and-css-css-units#viewport-units" text:style-name="Internet_20_link" text:visited-style-name="Visited_20_Internet_20_Link"><text:span text:style-name="T94"> and </text:span></text:a><text:a xlink:type="simple" xlink:href="https://www.theodinproject.com/lessons/node-path-intermediate-html-and-css-css-units#viewport-units" text:style-name="Internet_20_link" text:visited-style-name="Visited_20_Internet_20_Link"><text:span text:style-name="Source_20_Text"><text:span text:style-name="T94">vw</text:span></text:span></text:a><text:a xlink:type="simple" xlink:href="https://www.theodinproject.com/lessons/node-path-intermediate-html-and-css-css-units#viewport-units" text:style-name="Internet_20_link" text:visited-style-name="Visited_20_Internet_20_Link"><text:span text:style-name="T94">?</text:span></text:a><text:span text:style-name="T94"> </text:span><text:span text:style-name="T65">When you want to size something in reference to user’s viewport. Example is showing a media player.</text:span></text:p>
        </text:list-item>
        <text:list-item>
          <text:p text:style-name="P171"><text:a xlink:type="simple" xlink:href="https://codyloyd.com/2021/css-units/" office:target-frame-name="_blank" xlink:show="new" text:style-name="Internet_20_link" text:visited-style-name="Visited_20_Internet_20_Link"><text:span text:style-name="T94">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94">px</text:span></text:span></text:a><text:a xlink:type="simple" xlink:href="https://codyloyd.com/2021/css-units/" office:target-frame-name="_blank" xlink:show="new" text:style-name="Internet_20_link" text:visited-style-name="Visited_20_Internet_20_Link"><text:span text:style-name="T94">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1486714867" text:style-name="L37">
        <text:list-item>
          <text:p text:style-name="P135"><text:a xlink:type="simple" xlink:href="https://www.theodinproject.com/lessons/node-path-intermediate-html-and-css-more-text-styles#online-font-libraries" text:style-name="Internet_20_link" text:visited-style-name="Visited_20_Internet_20_Link"><text:span text:style-name="T94">What are the 2 ways to add fonts that are not installed on a user’s computer?</text:span></text:a><text:span text:style-name="T94"> </text:span><text:span text:style-name="T67">By linking it inside an html using link element. By importing it from the internet by @import url in css file. Also by downloading font file then putting it on the css by:</text:span></text:p>
        </text:list-item>
      </text:list>
      <text:p text:style-name="P45"><text:tab/>@font-face {</text:p>
      <text:p text:style-name="P45"><text:tab/><text:tab/>font-family: ‘new-font’;</text:p>
      <text:p text:style-name="P45"><text:tab/><text:tab/>src: ‘../font/new-font.woff’</text:p>
      <text:list xml:id="list170549953507703" text:continue-numbering="true" text:style-name="L37">
        <text:list-item>
          <text:p text:style-name="P135"><text:a xlink:type="simple" xlink:href="https://www.theodinproject.com/lessons/node-path-intermediate-html-and-css-more-text-styles#the-system-font-stack" text:style-name="Internet_20_link" text:visited-style-name="Visited_20_Internet_20_Link"><text:span text:style-name="T94">What is the ‘system font stack’ and why would you want to use it?</text:span></text:a><text:span text:style-name="T94"> </text:span><text:span text:style-name="T67">So theres a fallback font just in case the original font you inserted broke.</text:span></text:p>
        </text:list-item>
        <text:list-item>
          <text:p text:style-name="P135"><text:a xlink:type="simple" xlink:href="https://www.theodinproject.com/lessons/node-path-intermediate-html-and-css-more-text-styles#letter-spacing" text:style-name="Internet_20_link" text:visited-style-name="Visited_20_Internet_20_Link"><text:span text:style-name="T94">Which property would you use to increase or decrease the space between letters in a word?</text:span></text:a><text:span text:style-name="T102"> </text:span><text:span text:style-name="T67">letter-spacing</text:span></text:p>
        </text:list-item>
        <text:list-item>
          <text:p text:style-name="P172"><text:a xlink:type="simple" xlink:href="https://www.theodinproject.com/lessons/node-path-intermediate-html-and-css-more-text-styles#line-height" text:style-name="Internet_20_link" text:visited-style-name="Visited_20_Internet_20_Link"><text:span text:style-name="T94">Which property would you use to increase or decrease the space between lines in a paragraph?</text:span></text:a><text:span text:style-name="T94">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1998427903" text:style-name="L38">
        <text:list-item>
          <text:p text:style-name="P136"><text:a xlink:type="simple" xlink:href="https://www.theodinproject.com/lessons/node-path-intermediate-html-and-css-more-css-properties#opacity" text:style-name="Internet_20_link" text:visited-style-name="Visited_20_Internet_20_Link"><text:span text:style-name="T94">Which property would you use to make an element transparent?</text:span></text:a><text:span text:style-name="T94"> </text:span><text:span text:style-name="T68">Opacity: 0;</text:span></text:p>
        </text:list-item>
        <text:list-item>
          <text:p text:style-name="P136"><text:a xlink:type="simple" xlink:href="https://www.theodinproject.com/lessons/node-path-intermediate-html-and-css-more-css-properties#background" text:style-name="Internet_20_link" text:visited-style-name="Visited_20_Internet_20_Link"><text:span text:style-name="T94">Which property would you use to make a background image tile?</text:span></text:a><text:span text:style-name="T103"> </text:span><text:span text:style-name="T68">Background-image: &lt;url&gt;;</text:span></text:p>
        </text:list-item>
        <text:list-item>
          <text:p text:style-name="P136"><text:a xlink:type="simple" xlink:href="https://www.theodinproject.com/lessons/node-path-intermediate-html-and-css-more-css-properties#overflow" text:style-name="Internet_20_link" text:visited-style-name="Visited_20_Internet_20_Link"><text:span text:style-name="T94">Which property would you use to add scrollbars to an element?</text:span></text:a><text:span text:style-name="T94"> </text:span><text:span text:style-name="T68">Overflow: scroll;</text:span></text:p>
        </text:list-item>
        <text:list-item>
          <text:p text:style-name="P136"><text:a xlink:type="simple" xlink:href="https://www.theodinproject.com/lessons/node-path-intermediate-html-and-css-more-css-properties#box-shadow" text:style-name="Internet_20_link" text:visited-style-name="Visited_20_Internet_20_Link"><text:span text:style-name="T94">Which property would you use to add a shadow behind an element?</text:span></text:a><text:span text:style-name="T68"> Box-shadow;</text:span></text:p>
        </text:list-item>
        <text:list-item>
          <text:p text:style-name="P136"><text:a xlink:type="simple" xlink:href="https://www.theodinproject.com/lessons/node-path-intermediate-html-and-css-more-css-properties#borders" text:style-name="Internet_20_link" text:visited-style-name="Visited_20_Internet_20_Link"><text:span text:style-name="T94">Which property would you use to create rounded corners on an element?</text:span></text:a><text:span text:style-name="T94"> </text:span><text:span text:style-name="T68">Border-radius;</text:span></text:p>
        </text:list-item>
        <text:list-item>
          <text:p text:style-name="P173"><text:a xlink:type="simple" xlink:href="https://developer.mozilla.org/en-US/docs/Web/CSS/border-radius" office:target-frame-name="_blank" xlink:show="new" text:style-name="Internet_20_link" text:visited-style-name="Visited_20_Internet_20_Link"><text:span text:style-name="T94">How would you use border-radius to make a circular element?</text:span></text:a><text:span text:style-name="T94"> </text:span><text:span text:style-name="T68">Border-radius: </text:span><text:span text:style-name="T69">100%;</text:span></text:p>
        </text:list-item>
      </text:list>
      <text:p text:style-name="P51"/>
      <text:p text:style-name="P50"><text:span text:style-name="T104">A</text:span>dvanced Selectors</text:p>
      <text:list xml:id="list668758170" text:style-name="L39">
        <text:list-item>
          <text:p text:style-name="P137"><text:a xlink:type="simple" xlink:href="https://www.theodinproject.com/lessons/node-path-intermediate-html-and-css-advanced-selectors#childvdesc-knowledge-check" text:style-name="Internet_20_link" text:visited-style-name="Visited_20_Internet_20_Link"><text:span text:style-name="T94">What is the difference between the child combinator and the descendant combinator?</text:span></text:a><text:span text:style-name="T94"> </text:span><text:span text:style-name="T70">Descendant combinator will select all the descendant within that ancestor. Child combinator will only select the immediate direct child of that parent</text:span></text:p>
        </text:list-item>
        <text:list-item>
          <text:p text:style-name="P137"><text:a xlink:type="simple" xlink:href="https://www.theodinproject.com/lessons/node-path-intermediate-html-and-css-advanced-selectors#syntax-exist-knowledge-check" text:style-name="Internet_20_link" text:visited-style-name="Visited_20_Internet_20_Link"><text:span text:style-name="T94">How does the syntax of pseudo-classes and pseudo-elements differ?</text:span></text:a><text:span text:style-name="T94"> </text:span><text:span text:style-name="T70">Pseudo-classes only have one colon (:) and pseudo-elements have two colon (::).</text:span></text:p>
        </text:list-item>
        <text:list-item>
          <text:p text:style-name="P137"><text:a xlink:type="simple" xlink:href="https://www.theodinproject.com/lessons/node-path-intermediate-html-and-css-advanced-selectors#syntax-exist-knowledge-check" text:style-name="Internet_20_link" text:visited-style-name="Visited_20_Internet_20_Link"><text:span text:style-name="T94">Do pseudo-classes exist somewhere in HTML? Do pseudo-elements?</text:span></text:a><text:span text:style-name="T94"> </text:span><text:span text:style-name="T70">Pseudo-classes are already existing inside the HTML waiting to be selected while pseudo-element is normally not.</text:span></text:p>
        </text:list-item>
        <text:list-item>
          <text:p text:style-name="P138"><text:a xlink:type="simple" xlink:href="https://www.theodinproject.com/lessons/node-path-intermediate-html-and-css-advanced-selectors#second-child-knowledge-check" text:style-name="Internet_20_link" text:visited-style-name="Visited_20_Internet_20_Link"><text:span text:style-name="T94">Name two ways you could select every second child of an element, starting with the first.</text:span></text:a><text:span text:style-name="T94"> </text:span></text:p>
          <text:p text:style-name="P123">:nth-child(2n)</text:p>
          <text:p text:style-name="P123">:nth-child(2n+2)</text:p>
        </text:list-item>
        <text:list-item>
          <text:p text:style-name="P137"><text:a xlink:type="simple" xlink:href="https://www.theodinproject.com/lessons/node-path-intermediate-html-and-css-advanced-selectors#first-child-knowledge-check" text:style-name="Internet_20_link" text:visited-style-name="Visited_20_Internet_20_Link"><text:span text:style-name="T94">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4">div:first-child</text:span></text:span></text:a><text:a xlink:type="simple" xlink:href="https://www.theodinproject.com/lessons/node-path-intermediate-html-and-css-advanced-selectors#first-child-knowledge-check" text:style-name="Internet_20_link" text:visited-style-name="Visited_20_Internet_20_Link"><text:span text:style-name="T94">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4">div:last-child</text:span></text:span></text:a><text:a xlink:type="simple" xlink:href="https://www.theodinproject.com/lessons/node-path-intermediate-html-and-css-advanced-selectors#first-child-knowledge-check" text:style-name="Internet_20_link" text:visited-style-name="Visited_20_Internet_20_Link"><text:span text:style-name="T94">? What will each select?</text:span></text:a><text:span text:style-name="T94"> </text:span><text:span text:style-name="T71">The first one will select the first-child of div. The other will select the last-child of div.</text:span></text:p>
        </text:list-item>
        <text:list-item>
          <text:p text:style-name="P137"><text:a xlink:type="simple" xlink:href="https://www.theodinproject.com/lessons/node-path-intermediate-html-and-css-advanced-selectors#hover-active-knowledge-check" text:style-name="Internet_20_link" text:visited-style-name="Visited_20_Internet_20_Link"><text:span text:style-name="T94">What selector would you use to style a button a user is currently hovering over? How about one that is currently being clicked on?</text:span></text:a><text:span text:style-name="T94"> </text:span><text:span text:style-name="T31">:</text:span><text:span text:style-name="T71">hover and :</text:span><text:span text:style-name="T72">active</text:span></text:p>
        </text:list-item>
        <text:list-item>
          <text:p text:style-name="P137"><text:a xlink:type="simple" xlink:href="https://www.theodinproject.com/lessons/node-path-intermediate-html-and-css-advanced-selectors#type-text-knowledge-check" text:style-name="Internet_20_link" text:visited-style-name="Visited_20_Internet_20_Link"><text:span text:style-name="T94">How could you select all input elements with a type of text?</text:span></text:a><text:span text:style-name="T94"> </text:span><text:span text:style-name="T73">[input = “text”]</text:span></text:p>
        </text:list-item>
        <text:list-item>
          <text:p text:style-name="P174"><text:a xlink:type="simple" xlink:href="https://www.theodinproject.com/lessons/node-path-intermediate-html-and-css-advanced-selectors#thunder-knowledge-check" text:style-name="Internet_20_link" text:visited-style-name="Visited_20_Internet_20_Link"><text:span text:style-name="T94">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94">thunder</text:span></text:span></text:a><text:a xlink:type="simple" xlink:href="https://www.theodinproject.com/lessons/node-path-intermediate-html-and-css-advanced-selectors#thunder-knowledge-check" text:style-name="Internet_20_link" text:visited-style-name="Visited_20_Internet_20_Link"><text:span text:style-name="T94"> ?</text:span></text:a><text:span text:style-name="T94"> </text:span><text:span text:style-name="T73">[classes ^= “thunder”]</text:span></text:p>
        </text:list-item>
      </text:list>
      <text:p text:style-name="P51"/>
      <text:p text:style-name="P51"/>
      <text:p text:style-name="P51"/>
      <text:p text:style-name="P51"/>
      <text:p text:style-name="P51"/>
      <text:p text:style-name="P38"><text:soft-page-break/>Positioning</text:p>
      <text:list xml:id="list3897777838" text:style-name="L40">
        <text:list-item>
          <text:p text:style-name="P139"><text:a xlink:type="simple" xlink:href="https://www.theodinproject.com/lessons/node-path-intermediate-html-and-css-positioning#static-and-relative-positioning" text:style-name="Internet_20_link" text:visited-style-name="Visited_20_Internet_20_Link"><text:span text:style-name="T94">What is the difference between static and relative positioning?</text:span></text:a><text:span text:style-name="T94"> </text:span><text:span text:style-name="T74">Static is the default position and it will position elements in its natural flow. Relative is positioning of elements in relative from its natural or original position.</text:span></text:p>
        </text:list-item>
        <text:list-item>
          <text:p text:style-name="P139"><text:a xlink:type="simple" xlink:href="https://www.theodinproject.com/lessons/node-path-intermediate-html-and-css-positioning#absolute-positioning" text:style-name="Internet_20_link" text:visited-style-name="Visited_20_Internet_20_Link"><text:span text:style-name="T94">What is absolute positioning useful for?</text:span></text:a><text:span text:style-name="T94"> </text:span><text:span text:style-name="T75">Absolute position is important when you want to position an element anywhere in the html and also other elements ignoring it’s original position.</text:span></text:p>
        </text:list-item>
        <text:list-item>
          <text:p text:style-name="P175"><text:a xlink:type="simple" xlink:href="https://www.kevinpowell.co/article/positition-fixed-vs-sticky/" office:target-frame-name="_blank" xlink:show="new" text:style-name="Internet_20_link" text:visited-style-name="Visited_20_Internet_20_Link"><text:span text:style-name="T94">What is the difference between fixed and sticky positioning?</text:span></text:a><text:span text:style-name="T94">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2"/>
      <text:p text:style-name="P61">CSS Functions</text:p>
      <text:list xml:id="list3187185457" text:style-name="L41">
        <text:list-item>
          <text:p text:style-name="P140"><text:a xlink:type="simple" xlink:href="https://www.theodinproject.com/lessons/node-path-intermediate-html-and-css-css-functions#function-names-knowledge-check" text:style-name="Internet_20_link" text:visited-style-name="Visited_20_Internet_20_Link"><text:span text:style-name="T94">What are the four CSS math functions we covered above?</text:span></text:a><text:span text:style-name="T94"> </text:span><text:span text:style-name="T76">Calc(), min(), max(), &amp; clamp()</text:span></text:p>
        </text:list-item>
        <text:list-item>
          <text:p text:style-name="P140"><text:a xlink:type="simple" xlink:href="https://www.theodinproject.com/lessons/node-path-intermediate-html-and-css-css-functions#what-is-a-function-and-how-are-they-used-in-css" text:style-name="Internet_20_link" text:visited-style-name="Visited_20_Internet_20_Link"><text:span text:style-name="T94">How do we use CSS math functions in our CSS?</text:span></text:a><text:span text:style-name="T94"> </text:span><text:span text:style-name="T76">By enclosing it first on calc() css function first.</text:span></text:p>
        </text:list-item>
        <text:list-item>
          <text:p text:style-name="P176"><text:a xlink:type="simple" xlink:href="https://www.theodinproject.com/lessons/node-path-intermediate-html-and-css-css-functions#responsive-design-knowledge-check" text:style-name="Internet_20_link" text:visited-style-name="Visited_20_Internet_20_Link"><text:span text:style-name="T94">How can CSS functions help make websites and applications more responsive?</text:span></text:a><text:span text:style-name="T94"> </text:span><text:span text:style-name="T76">By setting their sizes dynamically using clamp().</text:span></text:p>
        </text:list-item>
      </text:list>
      <text:p text:style-name="P52"/>
      <text:p text:style-name="P54">Custom Properties / CSS Variables</text:p>
      <text:list xml:id="list3320834650" text:style-name="L42">
        <text:list-item>
          <text:p text:style-name="P141"><text:a xlink:type="simple" xlink:href="https://www.theodinproject.com/lessons/node-path-intermediate-html-and-css-custom-properties#using-custom-properties" text:style-name="Internet_20_link" text:visited-style-name="Visited_20_Internet_20_Link"><text:span text:style-name="T94">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4">text-color</text:span></text:span></text:a><text:a xlink:type="simple" xlink:href="https://www.theodinproject.com/lessons/node-path-intermediate-html-and-css-custom-properties#using-custom-properties" text:style-name="Internet_20_link" text:visited-style-name="Visited_20_Internet_20_Link"><text:span text:style-name="T94">?</text:span></text:a><text:span text:style-name="T94"> </text:span><text:span text:style-name="T31">--</text:span><text:span text:style-name="T77">text-color: red</text:span></text:p>
        </text:list-item>
        <text:list-item>
          <text:p text:style-name="P141"><text:a xlink:type="simple" xlink:href="https://www.theodinproject.com/lessons/node-path-intermediate-html-and-css-custom-properties#using-custom-properties" text:style-name="Internet_20_link" text:visited-style-name="Visited_20_Internet_20_Link"><text:span text:style-name="T94">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4">background-color</text:span></text:span></text:a><text:a xlink:type="simple" xlink:href="https://www.theodinproject.com/lessons/node-path-intermediate-html-and-css-custom-properties#using-custom-properties" text:style-name="Internet_20_link" text:visited-style-name="Visited_20_Internet_20_Link"><text:span text:style-name="T94">?</text:span></text:a><text:span text:style-name="T94"> </text:span><text:span text:style-name="T77">Background-color: var(--background-color)</text:span></text:p>
        </text:list-item>
        <text:list-item>
          <text:p text:style-name="P141"><text:a xlink:type="simple" xlink:href="https://www.theodinproject.com/lessons/node-path-intermediate-html-and-css-custom-properties#scope" text:style-name="Internet_20_link" text:visited-style-name="Visited_20_Internet_20_Link"><text:span text:style-name="T94">Where would you declare a custom property to have its scope be global and accessible by all other selectors?</text:span></text:a><text:span text:style-name="T94"> </text:span><text:span text:style-name="T77">In the :root pseudo-class because CSS variables can only be used to itself or its descendants. Not with their siblings.</text:span></text:p>
        </text:list-item>
        <text:list-item>
          <text:p text:style-name="P177"><text:a xlink:type="simple" xlink:href="https://www.theodinproject.com/lessons/node-path-intermediate-html-and-css-custom-properties#creating-themes-with-custom-properties" text:style-name="Internet_20_link" text:visited-style-name="Visited_20_Internet_20_Link"><text:span text:style-name="T94">Where would you declare a custom property so that a user’s theme setting from their OS or browser was taken into account?</text:span></text:a><text:span text:style-name="T94"> </text:span><text:span text:style-name="T77">In the @media queries in the prefers-color-scheme. Dont know this topic yet. So kinda confusing.</text:span></text:p>
        </text:list-item>
      </text:list>
      <text:p text:style-name="P53"/>
      <text:p text:style-name="P53"/>
      <text:p text:style-name="P55"><text:soft-page-break/>Browser Compatibility</text:p>
      <text:list xml:id="list709284160" text:style-name="L43">
        <text:list-item>
          <text:p text:style-name="P142"><text:a xlink:type="simple" xlink:href="https://www.theodinproject.com/lessons/node-path-intermediate-html-and-css-browser-compatibility#most-used-browser" text:style-name="Internet_20_link" text:visited-style-name="Visited_20_Internet_20_Link"><text:span text:style-name="T94">What is the most used browser currently?</text:span></text:a><text:span text:style-name="T94"> </text:span><text:span text:style-name="T78">Google Chrome with 65% market share. Then the far second Safari by Apple with a 19% market share.</text:span></text:p>
        </text:list-item>
        <text:list-item>
          <text:p text:style-name="P142"><text:a xlink:type="simple" xlink:href="https://www.theodinproject.com/lessons/node-path-intermediate-html-and-css-browser-compatibility#first-web-browser" text:style-name="Internet_20_link" text:visited-style-name="Visited_20_Internet_20_Link"><text:span text:style-name="T94">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78"><text:a xlink:type="simple" xlink:href="https://www.theodinproject.com/lessons/node-path-intermediate-html-and-css-browser-compatibility#apple-browsers" text:style-name="Internet_20_link" text:visited-style-name="Visited_20_Internet_20_Link"><text:span text:style-name="T94">How are mobile browsers different on Apple mobile operating systems from Android?</text:span></text:a><text:span text:style-name="T94">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53"/>
      <text:p text:style-name="P56">Frameworks and Preprocessors</text:p>
      <text:list xml:id="list1559956860" text:style-name="L44">
        <text:list-item>
          <text:p text:style-name="P143"><text:a xlink:type="simple" xlink:href="https://www.smashingmagazine.com/2018/11/css-frameworks-css-grid/" office:target-frame-name="_blank" xlink:show="new" text:style-name="Internet_20_link" text:visited-style-name="Visited_20_Internet_20_Link"><text:span text:style-name="T94">What are some advantages of using a CSS framework?</text:span></text:a><text:span text:style-name="T94"> </text:span><text:span text:style-name="T82">It provides ready-to-use design templates for a faster &amp; hassle-free development.</text:span></text:p>
        </text:list-item>
        <text:list-item>
          <text:p text:style-name="P144"><text:a xlink:type="simple" xlink:href="https://www.smashingmagazine.com/2018/11/css-frameworks-css-grid/" office:target-frame-name="_blank" xlink:show="new" text:style-name="Internet_20_link" text:visited-style-name="Visited_20_Internet_20_Link"><text:span text:style-name="T94">What are some disadvantages of using a CSS framework?</text:span></text:a><text:span text:style-name="T94"> </text:span><text:span text:style-name="T82">It is a crutch for beginners and not recommended to be learn first before vanilla CSS. Also you lose your websites uniqueness against other website.</text:span></text:p>
        </text:list-item>
        <text:list-item>
          <text:p text:style-name="P144"><text:a xlink:type="simple" xlink:href="https://medium.com/@LiliOuakninFelsen/what-is-a-css-pre-processor-why-should-you-use-one-ac3d4cd4b2c2" office:target-frame-name="_blank" xlink:show="new" text:style-name="Internet_20_link" text:visited-style-name="Visited_20_Internet_20_Link"><text:span text:style-name="T94">What are some advantages of using a CSS preprocessor?</text:span></text:a><text:span text:style-name="T94">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79"><text:a xlink:type="simple" xlink:href="https://adamsilver.io/blog/the-disadvantages-of-css-preprocessors/" office:target-frame-name="_blank" xlink:show="new" text:style-name="Internet_20_link" text:visited-style-name="Visited_20_Internet_20_Link"><text:span text:style-name="T94">What are some disadvantages of using a CSS preprocessor?</text:span></text:a><text:span text:style-name="T94"> </text:span><text:span text:style-name="T82">It can be slow due to the need of compiling the code before it is usable.</text:span></text:p>
        </text:list-item>
      </text:list>
      <text:p text:style-name="P57"/>
      <text:p text:style-name="P57">Introduction to Grid</text:p>
      <text:list xml:id="list3042810425" text:style-name="L45">
        <text:list-item>
          <text:p text:style-name="P145"><text:a xlink:type="simple" xlink:href="https://www.theodinproject.com/lessons/node-path-intermediate-html-and-css-introduction-to-grid#a-look-back-at-flex" text:style-name="Internet_20_link" text:visited-style-name="Visited_20_Internet_20_Link"><text:span text:style-name="T94">How can you use Flex to make a two-dimensional layout?</text:span></text:a><text:span text:style-name="T94"> </text:span><text:span text:style-name="T84">By using flow-wrap: row wrap;</text:span></text:p>
        </text:list-item>
        <text:list-item>
          <text:p text:style-name="P145"><text:a xlink:type="simple" xlink:href="https://www.theodinproject.com/lessons/node-path-intermediate-html-and-css-introduction-to-grid#what-the-grid" text:style-name="Internet_20_link" text:visited-style-name="Visited_20_Internet_20_Link"><text:span text:style-name="T94">Why was CSS Grid introduced?</text:span></text:a><text:span text:style-name="T94"> </text:span><text:span text:style-name="T84">To make it easier to do webpage layouting with 2 dimensions like row and column.</text:span></text:p>
        </text:list-item>
        <text:list-item>
          <text:p text:style-name="P180"><text:a xlink:type="simple" xlink:href="https://www.theodinproject.com/lessons/node-path-intermediate-html-and-css-introduction-to-grid#what-the-grid" text:style-name="Internet_20_link" text:visited-style-name="Visited_20_Internet_20_Link"><text:span text:style-name="T94">Which CSS layout module would you use to easily make equal sized items in a container?</text:span></text:a><text:span text:style-name="T31"> </text:span><text:span text:style-name="T84">I would obviously use flexbox because its easier in 1 dimension.</text:span></text:p>
        </text:list-item>
      </text:list>
      <text:p text:style-name="P57"/>
      <text:p text:style-name="P58"><text:soft-page-break/>Creating a Grid</text:p>
      <text:list xml:id="list1015881027" text:style-name="L46">
        <text:list-item>
          <text:p text:style-name="P146"><text:a xlink:type="simple" xlink:href="https://www.theodinproject.com/lessons/node-path-intermediate-html-and-css-creating-a-grid#setting-up-a-grid" text:style-name="Internet_20_link" text:visited-style-name="Visited_20_Internet_20_Link"><text:span text:style-name="T94">How does an HTML element become a grid item?</text:span></text:a><text:span text:style-name="T94"> </text:span><text:span text:style-name="T85">Display: grid;</text:span></text:p>
        </text:list-item>
        <text:list-item>
          <text:p text:style-name="P146"><text:a xlink:type="simple" xlink:href="https://www.theodinproject.com/lessons/node-path-intermediate-html-and-css-creating-a-grid#setting-up-a-grid" text:style-name="Internet_20_link" text:visited-style-name="Visited_20_Internet_20_Link"><text:span text:style-name="T94">What is the space between lines on the grid?</text:span></text:a><text:span text:style-name="T94"> </text:span><text:span text:style-name="T85">They are called gridlines.</text:span></text:p>
        </text:list-item>
        <text:list-item>
          <text:p text:style-name="P146"><text:a xlink:type="simple" xlink:href="https://www.theodinproject.com/lessons/node-path-intermediate-html-and-css-creating-a-grid#gap" text:style-name="Internet_20_link" text:visited-style-name="Visited_20_Internet_20_Link"><text:span text:style-name="T94">How do you set gutters (also known as alleys) in the grid?</text:span></text:a><text:span text:style-name="T94"> </text:span><text:span text:style-name="T85">By using gap: &lt;value&gt;;</text:span></text:p>
        </text:list-item>
        <text:list-item>
          <text:p text:style-name="P146"><text:a xlink:type="simple" xlink:href="https://www.theodinproject.com/lessons/node-path-intermediate-html-and-css-creating-a-grid#explicit-vs-implicit-grid" text:style-name="Internet_20_link" text:visited-style-name="Visited_20_Internet_20_Link"><text:span text:style-name="T94">Describe what happens when you have more content than defined tracks.</text:span></text:a><text:span text:style-name="T94"> </text:span><text:span text:style-name="T85">They become implicit depending on the default that would be their size.</text:span></text:p>
        </text:list-item>
        <text:list-item>
          <text:p text:style-name="P181"><text:a xlink:type="simple" xlink:href="https://www.theodinproject.com/lessons/node-path-intermediate-html-and-css-creating-a-grid#explicit-vs-implicit-grid" text:style-name="Internet_20_link" text:visited-style-name="Visited_20_Internet_20_Link"><text:span text:style-name="T94">How could you change the size for those undefined tracks?</text:span></text:a><text:span text:style-name="T94"> </text:span><text:span text:style-name="T85">By using grid-auto-rows:&lt;value&gt;;</text:span></text:p>
        </text:list-item>
      </text:list>
      <text:p text:style-name="P52"/>
      <text:p text:style-name="P39">Positioning Grid Elements</text:p>
      <text:list xml:id="list1462921010" text:style-name="L47">
        <text:list-item>
          <text:p text:style-name="P147"><text:a xlink:type="simple" xlink:href="https://www.theodinproject.com/lessons/node-path-intermediate-html-and-css-positioning-grid-elements#reviewing-tracks" text:style-name="Internet_20_link" text:visited-style-name="Visited_20_Internet_20_Link"><text:span text:style-name="T94">Explain the difference between a track and a line.</text:span></text:a><text:span text:style-name="T94"> </text:span><text:span text:style-name="T86">Line is the grid line while track is the group or span of cells.</text:span></text:p>
        </text:list-item>
        <text:list-item>
          <text:p text:style-name="P147"><text:a xlink:type="simple" xlink:href="https://www.theodinproject.com/lessons/node-path-intermediate-html-and-css-positioning-grid-elements#cells" text:style-name="Internet_20_link" text:visited-style-name="Visited_20_Internet_20_Link"><text:span text:style-name="T94">What is the smallest unit on a grid?</text:span></text:a><text:span text:style-name="T94"> </text:span><text:span text:style-name="T86">Cells</text:span></text:p>
        </text:list-item>
        <text:list-item>
          <text:p text:style-name="P147"><text:a xlink:type="simple" xlink:href="https://www.theodinproject.com/lessons/node-path-intermediate-html-and-css-positioning-grid-elements#positioning" text:style-name="Internet_20_link" text:visited-style-name="Visited_20_Internet_20_Link"><text:span text:style-name="T94">What kind of value do we give to the </text:span></text:a><text:a xlink:type="simple" xlink:href="https://www.theodinproject.com/lessons/node-path-intermediate-html-and-css-positioning-grid-elements#positioning" text:style-name="Internet_20_link" text:visited-style-name="Visited_20_Internet_20_Link"><text:span text:style-name="Source_20_Text"><text:span text:style-name="T94">grid-column-start</text:span></text:span></text:a><text:a xlink:type="simple" xlink:href="https://www.theodinproject.com/lessons/node-path-intermediate-html-and-css-positioning-grid-elements#positioning" text:style-name="Internet_20_link" text:visited-style-name="Visited_20_Internet_20_Link"><text:span text:style-name="T94"> or </text:span></text:a><text:a xlink:type="simple" xlink:href="https://www.theodinproject.com/lessons/node-path-intermediate-html-and-css-positioning-grid-elements#positioning" text:style-name="Internet_20_link" text:visited-style-name="Visited_20_Internet_20_Link"><text:span text:style-name="Source_20_Text"><text:span text:style-name="T94">grid-column-end</text:span></text:span></text:a><text:a xlink:type="simple" xlink:href="https://www.theodinproject.com/lessons/node-path-intermediate-html-and-css-positioning-grid-elements#positioning" text:style-name="Internet_20_link" text:visited-style-name="Visited_20_Internet_20_Link"><text:span text:style-name="T94"> properties?</text:span></text:a><text:span text:style-name="T94"> </text:span><text:span text:style-name="T86">%, px, fr, etc.</text:span></text:p>
        </text:list-item>
        <text:list-item>
          <text:p text:style-name="P147"><text:a xlink:type="simple" xlink:href="https://www.theodinproject.com/lessons/node-path-intermediate-html-and-css-positioning-grid-elements#grid-area" text:style-name="Internet_20_link" text:visited-style-name="Visited_20_Internet_20_Link"><text:span text:style-name="T94">Which property can we use to combine all the start and end values for a grid item?</text:span></text:a><text:span text:style-name="T94"> </text:span><text:span text:style-name="T86">Grid-row &amp; grid-column. Or grid-area.</text:span></text:p>
        </text:list-item>
        <text:list-item>
          <text:p text:style-name="P182"><text:a xlink:type="simple" xlink:href="https://www.theodinproject.com/lessons/node-path-intermediate-html-and-css-positioning-grid-elements#grid-area" text:style-name="Internet_20_link" text:visited-style-name="Visited_20_Internet_20_Link"><text:span text:style-name="T94">Which grid container property can map out a visual structure of grid items?</text:span></text:a><text:span text:style-name="T94"> </text:span><text:span text:style-name="T86">grid-template-area</text:span></text:p>
        </text:list-item>
      </text:list>
      <text:p text:style-name="P10"/>
      <text:p text:style-name="P40">Advanced Grid Properties</text:p>
      <text:list xml:id="list1681027243" text:style-name="L48">
        <text:list-item>
          <text:p text:style-name="P148"><text:a xlink:type="simple" xlink:href="https://www.theodinproject.com/lessons/node-path-intermediate-html-and-css-advanced-grid-properties#repeat" text:style-name="Internet_20_link" text:visited-style-name="Visited_20_Internet_20_Link"><text:span text:style-name="T94">How do you create several grid tracks of the same size without manually typing each one out?</text:span></text:a><text:span text:style-name="T94"> </text:span><text:span text:style-name="T87">Using repeat() function.</text:span></text:p>
        </text:list-item>
        <text:list-item>
          <text:p text:style-name="P148"><text:a xlink:type="simple" xlink:href="https://www.theodinproject.com/lessons/node-path-intermediate-html-and-css-advanced-grid-properties#fractional-units" text:style-name="Internet_20_link" text:visited-style-name="Visited_20_Internet_20_Link"><text:span text:style-name="T94">What is the difference between a static and dynamic size value?</text:span></text:a><text:span text:style-name="T94"> </text:span><text:span text:style-name="T87">Static size value remains the same when you resize while the dynamic will adapt depending on the dynamic value you input.</text:span></text:p>
        </text:list-item>
        <text:list-item>
          <text:p text:style-name="P148"><text:a xlink:type="simple" xlink:href="https://www.theodinproject.com/lessons/node-path-intermediate-html-and-css-advanced-grid-properties#fractional-units" text:style-name="Internet_20_link" text:visited-style-name="Visited_20_Internet_20_Link"><text:span text:style-name="T94">How can you assign a grid track a flexible value that changes depending on the remaining space available in the grid?</text:span></text:a><text:span text:style-name="T94"> </text:span><text:span text:style-name="T88">1fr value</text:span></text:p>
        </text:list-item>
        <text:list-item>
          <text:p text:style-name="P148"><text:a xlink:type="simple" xlink:href="https://www.theodinproject.com/lessons/node-path-intermediate-html-and-css-advanced-grid-properties#fractional-units" text:style-name="Internet_20_link" text:visited-style-name="Visited_20_Internet_20_Link"><text:span text:style-name="T94">How can you assign grid tracks an uneven distribution of the remaining space in a grid?</text:span></text:a><text:span text:style-name="T94"> </text:span><text:span text:style-name="T88">1Fr 2fr</text:span></text:p>
        </text:list-item>
        <text:list-item>
          <text:p text:style-name="P148"><text:a xlink:type="simple" xlink:href="https://www.theodinproject.com/lessons/node-path-intermediate-html-and-css-advanced-grid-properties#minimum-and-maximum-track-sizes-min-and-max" text:style-name="Internet_20_link" text:visited-style-name="Visited_20_Internet_20_Link"><text:span text:style-name="T94">Which CSS functions will return the </text:span></text:a><text:a xlink:type="simple" xlink:href="https://www.theodinproject.com/lessons/node-path-intermediate-html-and-css-advanced-grid-properties#minimum-and-maximum-track-sizes-min-and-max" text:style-name="Internet_20_link" text:visited-style-name="Visited_20_Internet_20_Link"><text:span text:style-name="Emphasis"><text:span text:style-name="T94">smallest</text:span></text:span></text:a><text:a xlink:type="simple" xlink:href="https://www.theodinproject.com/lessons/node-path-intermediate-html-and-css-advanced-grid-properties#minimum-and-maximum-track-sizes-min-and-max" text:style-name="Internet_20_link" text:visited-style-name="Visited_20_Internet_20_Link"><text:span text:style-name="T94"> or </text:span></text:a><text:a xlink:type="simple" xlink:href="https://www.theodinproject.com/lessons/node-path-intermediate-html-and-css-advanced-grid-properties#minimum-and-maximum-track-sizes-min-and-max" text:style-name="Internet_20_link" text:visited-style-name="Visited_20_Internet_20_Link"><text:span text:style-name="Emphasis"><text:span text:style-name="T94">largest</text:span></text:span></text:a><text:a xlink:type="simple" xlink:href="https://www.theodinproject.com/lessons/node-path-intermediate-html-and-css-advanced-grid-properties#minimum-and-maximum-track-sizes-min-and-max" text:style-name="Internet_20_link" text:visited-style-name="Visited_20_Internet_20_Link"><text:span text:style-name="T94"> value supplied to them?</text:span></text:a><text:span text:style-name="T94"> </text:span><text:span text:style-name="T88">Min</text:span><text:span text:style-name="T89">() &amp; </text:span><text:span text:style-name="T88">max() function</text:span><text:span text:style-name="T89">s</text:span></text:p>
        </text:list-item>
        <text:list-item>
          <text:p text:style-name="P148"><text:soft-page-break/><text:a xlink:type="simple" xlink:href="https://www.theodinproject.com/lessons/node-path-intermediate-html-and-css-advanced-grid-properties#dynamic-minimum-and-maximum-sizes" text:style-name="Internet_20_link" text:visited-style-name="Visited_20_Internet_20_Link"><text:span text:style-name="T94">Which CSS Grid-only function allows you to supply a minimum and maximum track size that is calculated in realtime?</text:span></text:a><text:span text:style-name="T94"> </text:span><text:span text:style-name="T89">Minmax() function</text:span></text:p>
        </text:list-item>
        <text:list-item>
          <text:p text:style-name="P148"><text:a xlink:type="simple" xlink:href="https://www.theodinproject.com/lessons/node-path-intermediate-html-and-css-advanced-grid-properties#dynamic-minimum-and-maximum-sizes" text:style-name="Internet_20_link" text:visited-style-name="Visited_20_Internet_20_Link"><text:span text:style-name="T94">Which global CSS function allows you to supply a minimum, ideal, and maximum value that is calculated in realtime?</text:span></text:a><text:span text:style-name="T94"> </text:span><text:span text:style-name="T89">Clamp() function</text:span></text:p>
        </text:list-item>
        <text:list-item>
          <text:p text:style-name="P148"><text:a xlink:type="simple" xlink:href="https://www.theodinproject.com/lessons/node-path-intermediate-html-and-css-advanced-grid-properties#auto-fit-and-auto-fill" text:style-name="Internet_20_link" text:visited-style-name="Visited_20_Internet_20_Link"><text:span text:style-name="T94">What attribute of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4">repeat()</text:span></text:span></text:a><text:a xlink:type="simple" xlink:href="https://www.theodinproject.com/lessons/node-path-intermediate-html-and-css-advanced-grid-properties#auto-fit-and-auto-fill" text:style-name="Internet_20_link" text:visited-style-name="Visited_20_Internet_20_Link"><text:span text:style-name="T94"> can be used to fill in as many grid tracks as possible, given certain constraints?</text:span></text:a><text:span text:style-name="T94"> </text:span><text:span text:style-name="T89">repeat(auto-fill, minmax())</text:span></text:p>
        </text:list-item>
        <text:list-item>
          <text:p text:style-name="P183"><text:a xlink:type="simple" xlink:href="https://www.theodinproject.com/lessons/node-path-intermediate-html-and-css-advanced-grid-properties#auto-fit-and-auto-fill" text:style-name="Internet_20_link" text:visited-style-name="Visited_20_Internet_20_Link"><text:span text:style-name="T94">What is the difference between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4">auto-fit</text:span></text:span></text:a><text:a xlink:type="simple" xlink:href="https://www.theodinproject.com/lessons/node-path-intermediate-html-and-css-advanced-grid-properties#auto-fit-and-auto-fill" text:style-name="Internet_20_link" text:visited-style-name="Visited_20_Internet_20_Link"><text:span text:style-name="T94"> and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4">auto-fill</text:span></text:span></text:a><text:a xlink:type="simple" xlink:href="https://www.theodinproject.com/lessons/node-path-intermediate-html-and-css-advanced-grid-properties#auto-fit-and-auto-fill" text:style-name="Internet_20_link" text:visited-style-name="Visited_20_Internet_20_Link"><text:span text:style-name="T94">?</text:span></text:a><text:span text:style-name="T94"> </text:span><text:span text:style-name="T89">Auto-fit will always expand do its largest while auto-fill will always go for its smallest.</text:span></text:p>
        </text:list-item>
      </text:list>
      <text:p text:style-name="P10"/>
      <text:p text:style-name="P87">Using Flexbox &amp; Grid</text:p>
      <text:list xml:id="list1211394053" text:style-name="L49">
        <text:list-item>
          <text:p text:style-name="P149"><text:a xlink:type="simple" xlink:href="https://www.theodinproject.com/lessons/node-path-intermediate-html-and-css-using-flexbox-and-grid#content-first-vs-layout-first-design" text:style-name="Internet_20_link" text:visited-style-name="Visited_20_Internet_20_Link"><text:span text:style-name="T94">When might you use Flexbox over Grid?</text:span></text:a><text:span text:style-name="T94"> </text:span><text:span text:style-name="T90">When you try to layout in 1-dimension but people this is not a good reason. For me when i want to manipulate the whitespace of a 1-dimension layout.</text:span></text:p>
        </text:list-item>
        <text:list-item>
          <text:p text:style-name="P149"><text:a xlink:type="simple" xlink:href="https://www.theodinproject.com/lessons/node-path-intermediate-html-and-css-using-flexbox-and-grid#content-first-vs-layout-first-design" text:style-name="Internet_20_link" text:visited-style-name="Visited_20_Internet_20_Link"><text:span text:style-name="T94">When might you use Grid over Flexbox?</text:span></text:a><text:span text:style-name="T94"> </text:span><text:span text:style-name="T90">Layouting with 2-d dimension layouts. When i want to layout a fix pattern cause its easier.</text:span></text:p>
        </text:list-item>
        <text:list-item>
          <text:p text:style-name="P184"><text:a xlink:type="simple" xlink:href="https://www.theodinproject.com/lessons/node-path-intermediate-html-and-css-using-flexbox-and-grid#combining-flexbox-and-grid" text:style-name="Internet_20_link" text:visited-style-name="Visited_20_Internet_20_Link"><text:span text:style-name="T94">When might you use the two of these tools together?</text:span></text:a><text:span text:style-name="T94"> </text:span><text:span text:style-name="T90">I can nest both to each other together to have a more complex layout.</text:span></text:p>
        </text:list-item>
      </text:lis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7-01T17:05:47.753429061</dc:date>
    <meta:editing-duration>PT6H43M16S</meta:editing-duration>
    <meta:editing-cycles>92</meta:editing-cycles>
    <meta:generator>LibreOffice/6.4.7.2$Linux_X86_64 LibreOffice_project/40$Build-2</meta:generator>
    <meta:document-statistic meta:table-count="0" meta:image-count="0" meta:object-count="0" meta:page-count="20" meta:paragraph-count="350" meta:word-count="6291" meta:character-count="35543" meta:non-whitespace-character-count="29865"/>
  </office:meta>
</office:document-meta>
</file>